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roxima Nova" svg:font-family="'Proxima Nova', Arial, sans-serif"/>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Chilanka" svg:font-family="Chilank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paragraph-properties fo:margin-left="0.3937in" fo:margin-right="0.3937in" fo:margin-top="0in" fo:margin-bottom="0in" loext:contextual-spacing="false" fo:orphans="2" fo:widows="2" fo:text-indent="0in" style:auto-text-indent="false" fo:padding="0in" fo:border="none"/>
      <style:text-properties fo:font-variant="normal" fo:text-transform="none" fo:color="#505050" style:font-name="Chilanka" fo:font-size="11pt" fo:letter-spacing="normal" fo:font-style="normal" fo:font-weight="normal" style:font-size-asian="11pt" style:font-size-complex="11pt"/>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03030" style:font-name="Chilanka" fo:font-size="11pt" fo:letter-spacing="normal" fo:font-style="normal" fo:font-weight="normal" style:font-size-asian="11pt" style:font-size-complex="11pt"/>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03030" style:font-name="Chilanka" fo:font-size="11pt" fo:letter-spacing="normal" style:font-size-asian="11pt" style:font-size-complex="11pt"/>
    </style:style>
    <style:style style:name="P5"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Chilanka" fo:font-size="11pt" fo:letter-spacing="normal" fo:font-style="normal" fo:font-weight="normal" style:font-size-asian="11pt" style:font-size-complex="11pt"/>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Chilanka" fo:font-size="11pt" fo:letter-spacing="normal" fo:font-style="normal" fo:font-weight="normal" style:font-size-asian="11pt" style:font-size-complex="11pt"/>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Chilanka" fo:font-size="11pt" fo:letter-spacing="normal" style:font-size-asian="11pt" style:font-size-complex="11pt"/>
    </style:style>
    <style:style style:name="P8"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9" style:family="paragraph" style:parent-style-name="Preformatted_20_Text">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style:font-name="Chilanka" fo:font-size="11pt" style:font-size-asian="11pt" style:font-size-complex="11pt"/>
    </style:style>
    <style:style style:name="P11" style:family="paragraph" style:parent-style-name="Text_20_body">
      <style:paragraph-properties fo:margin-top="0in" fo:margin-bottom="0in" loext:contextual-spacing="false" fo:line-height="115%" fo:text-align="justify" style:justify-single-word="false"/>
      <style:text-properties officeooo:rsid="0009bb09" officeooo:paragraph-rsid="000a5694"/>
    </style:style>
    <style:style style:name="P12" style:family="paragraph" style:parent-style-name="Text_20_body">
      <style:paragraph-properties fo:margin-top="0in" fo:margin-bottom="0in" loext:contextual-spacing="false" fo:line-height="115%" fo:text-align="justify" style:justify-single-word="false"/>
      <style:text-properties fo:font-variant="normal" fo:text-transform="none" fo:color="#303030" style:font-name="Chilanka" fo:font-size="11pt" fo:letter-spacing="normal" fo:font-style="normal" fo:font-weight="normal" officeooo:rsid="000a542a" officeooo:paragraph-rsid="001642cb" style:font-size-asian="11pt" style:font-size-complex="11pt"/>
    </style:style>
    <style:style style:name="P13" style:family="paragraph" style:parent-style-name="Text_20_body">
      <style:paragraph-properties fo:margin-top="0in" fo:margin-bottom="0in" loext:contextual-spacing="false" fo:line-height="115%" fo:text-align="justify" style:justify-single-word="false"/>
      <style:text-properties fo:font-variant="normal" fo:text-transform="none" fo:color="#000000" style:font-name="Chilanka" fo:font-size="11pt" fo:letter-spacing="normal" fo:font-style="normal" fo:font-weight="normal" officeooo:rsid="000a542a" officeooo:paragraph-rsid="000b7446" style:font-size-asian="11pt" style:font-size-complex="11pt"/>
    </style:style>
    <style:style style:name="P14" style:family="paragraph" style:parent-style-name="Text_20_body">
      <style:paragraph-properties fo:margin-top="0in" fo:margin-bottom="0in" loext:contextual-spacing="false" fo:line-height="115%" fo:text-align="justify" style:justify-single-word="false"/>
      <style:text-properties fo:font-variant="normal" fo:text-transform="none" fo:color="#000000" style:font-name="Chilanka" fo:font-size="11pt" fo:letter-spacing="normal" fo:font-style="normal" fo:font-weight="normal" officeooo:rsid="000a542a" officeooo:paragraph-rsid="00149ec7" style:font-size-asian="11pt" style:font-size-complex="11pt"/>
    </style:style>
    <style:style style:name="P15" style:family="paragraph" style:parent-style-name="Text_20_body">
      <style:paragraph-properties fo:margin-top="0in" fo:margin-bottom="0in" loext:contextual-spacing="false" fo:line-height="115%" fo:text-align="justify" style:justify-single-word="false"/>
      <style:text-properties fo:font-variant="normal" fo:text-transform="none" fo:color="#000000" style:font-name="Chilanka" fo:font-size="11pt" fo:letter-spacing="normal" fo:font-style="normal" fo:font-weight="normal" officeooo:rsid="000d97bc" officeooo:paragraph-rsid="000d97bc" style:font-size-asian="11pt" style:font-size-complex="11pt"/>
    </style:style>
    <style:style style:name="P16" style:family="paragraph" style:parent-style-name="Text_20_body">
      <style:paragraph-properties fo:margin-top="0in" fo:margin-bottom="0in" loext:contextual-spacing="false" fo:line-height="115%" fo:text-align="justify" style:justify-single-word="false"/>
      <style:text-properties style:font-name="Chilanka" fo:font-size="11pt" officeooo:rsid="000a542a" officeooo:paragraph-rsid="00125eaf" style:font-size-asian="11pt" style:font-size-complex="11pt"/>
    </style:style>
    <style:style style:name="P17" style:family="paragraph" style:parent-style-name="Text_20_body">
      <style:paragraph-properties fo:margin-top="0in" fo:margin-bottom="0in" loext:contextual-spacing="false" fo:line-height="115%" fo:text-align="justify" style:justify-single-word="false"/>
      <style:text-properties fo:color="#000000" style:font-name="Chilanka" fo:font-size="11pt" officeooo:rsid="000a542a" officeooo:paragraph-rsid="001642cb" style:font-size-asian="11pt" style:font-size-complex="11pt"/>
    </style:style>
    <style:style style:name="P18" style:family="paragraph" style:parent-style-name="Standard">
      <style:paragraph-properties fo:margin-top="0in" fo:margin-bottom="0in" loext:contextual-spacing="false" fo:line-height="115%" fo:text-align="justify" style:justify-single-word="false"/>
      <style:text-properties officeooo:paragraph-rsid="0011452e"/>
    </style:style>
    <style:style style:name="P19" style:family="paragraph" style:parent-style-name="Standard">
      <style:paragraph-properties fo:margin-top="0in" fo:margin-bottom="0in" loext:contextual-spacing="false" fo:line-height="115%" fo:text-align="justify" style:justify-single-word="false"/>
      <style:text-properties officeooo:paragraph-rsid="00149ec7"/>
    </style:style>
    <style:style style:name="P20" style:family="paragraph" style:parent-style-name="Standard">
      <style:paragraph-properties fo:margin-top="0in" fo:margin-bottom="0in" loext:contextual-spacing="false" fo:line-height="115%" fo:text-align="justify" style:justify-single-word="false"/>
      <style:text-properties officeooo:paragraph-rsid="001642cb"/>
    </style:style>
    <style:style style:name="P21" style:family="paragraph" style:parent-style-name="Standard">
      <style:paragraph-properties fo:margin-top="0in" fo:margin-bottom="0in" loext:contextual-spacing="false" fo:line-height="115%" fo:text-align="justify" style:justify-single-word="false"/>
      <style:text-properties fo:color="#000000" style:font-name="Chilanka" fo:font-size="11pt" fo:font-weight="bold" officeooo:rsid="0009bb09" officeooo:paragraph-rsid="0009bb09" style:font-size-asian="11pt" style:font-weight-asian="bold" style:font-size-complex="11pt" style:font-weight-complex="bold"/>
    </style:style>
    <style:style style:name="P22"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9bb09" officeooo:paragraph-rsid="000a5694" style:font-size-asian="11pt" style:font-size-complex="11pt"/>
    </style:style>
    <style:style style:name="P23"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a542a" officeooo:paragraph-rsid="000b7446" style:font-size-asian="11pt" style:font-size-complex="11pt"/>
    </style:style>
    <style:style style:name="P24"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a542a" officeooo:paragraph-rsid="00125eaf" style:font-size-asian="11pt" style:font-size-complex="11pt"/>
    </style:style>
    <style:style style:name="P25"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a542a" officeooo:paragraph-rsid="00149ec7" style:font-size-asian="11pt" style:font-size-complex="11pt"/>
    </style:style>
    <style:style style:name="P26"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a542a" officeooo:paragraph-rsid="001642cb" style:font-size-asian="11pt" style:font-size-complex="11pt"/>
    </style:style>
    <style:style style:name="P27"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a542a" officeooo:paragraph-rsid="000d97bc" style:font-size-asian="11pt" style:font-size-complex="11pt"/>
    </style:style>
    <style:style style:name="P28"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a542a" officeooo:paragraph-rsid="000eaac3" style:font-size-asian="11pt" style:font-size-complex="11pt"/>
    </style:style>
    <style:style style:name="P29"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a542a" officeooo:paragraph-rsid="0011452e" style:font-size-asian="11pt" style:font-size-complex="11pt"/>
    </style:style>
    <style:style style:name="P30"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d97bc" officeooo:paragraph-rsid="000d97bc" style:font-size-asian="11pt" style:font-size-complex="11pt"/>
    </style:style>
    <style:style style:name="P31"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paragraph-rsid="00149ec7" style:font-size-asian="11pt" style:font-size-complex="11pt"/>
    </style:style>
    <style:style style:name="P32" style:family="paragraph" style:parent-style-name="Preformatted_20_Text">
      <style:paragraph-properties fo:margin-top="0in" fo:margin-bottom="0in" loext:contextual-spacing="false" fo:line-height="115%" fo:text-align="justify" style:justify-single-word="false"/>
      <style:text-properties officeooo:rsid="0009bb09" officeooo:paragraph-rsid="000a5694"/>
    </style:style>
    <style:style style:name="P33" style:family="paragraph" style:parent-style-name="Preformatted_20_Text">
      <style:paragraph-properties fo:margin-top="0in" fo:margin-bottom="0in" loext:contextual-spacing="false" fo:line-height="115%" fo:text-align="justify" style:justify-single-word="false"/>
      <style:text-properties style:font-name="Chilanka" fo:font-size="11pt" officeooo:rsid="000a542a" officeooo:paragraph-rsid="0011452e" style:font-size-asian="11pt" style:font-size-complex="11pt"/>
    </style:style>
    <style:style style:name="P34" style:family="paragraph" style:parent-style-name="Preformatted_20_Text">
      <style:paragraph-properties fo:margin-top="0in" fo:margin-bottom="0in" loext:contextual-spacing="false" fo:line-height="115%" fo:text-align="justify" style:justify-single-word="false"/>
      <style:text-properties style:font-name="Chilanka" fo:font-size="11pt" officeooo:rsid="000a542a" officeooo:paragraph-rsid="00149ec7" style:font-size-asian="11pt" style:font-size-complex="11pt"/>
    </style:style>
    <style:style style:name="P35" style:family="paragraph" style:parent-style-name="Preformatted_20_Text">
      <style:paragraph-properties fo:margin-top="0in" fo:margin-bottom="0in" loext:contextual-spacing="false" fo:line-height="115%" fo:text-align="justify" style:justify-single-word="false"/>
      <style:text-properties fo:color="#000000" style:font-name="Chilanka" fo:font-size="11pt" officeooo:rsid="000a542a" officeooo:paragraph-rsid="00149ec7" style:font-size-asian="11pt" style:font-size-complex="11pt"/>
    </style:style>
    <style:style style:name="P36" style:family="paragraph" style:parent-style-name="Preformatted_20_Text">
      <style:paragraph-properties fo:margin-top="0in" fo:margin-bottom="0in" loext:contextual-spacing="false" fo:line-height="115%" fo:text-align="justify" style:justify-single-word="false"/>
      <style:text-properties fo:color="#000000" style:font-name="Chilanka" fo:font-size="11pt" officeooo:rsid="000a542a" officeooo:paragraph-rsid="001642cb" style:font-size-asian="11pt" style:font-size-complex="11pt"/>
    </style:style>
    <style:style style:name="P37" style:family="paragraph" style:parent-style-name="Preformatted_20_Text">
      <style:paragraph-properties fo:margin-top="0in" fo:margin-bottom="0in" loext:contextual-spacing="false" fo:orphans="2" fo:widows="2" fo:padding="0in" fo:border="none"/>
    </style:style>
    <style:style style:name="P38" style:family="paragraph" style:parent-style-name="Preformatted_20_Text">
      <style:paragraph-properties fo:margin-top="0in" fo:margin-bottom="0in" loext:contextual-spacing="false" fo:orphans="2" fo:widows="2" fo:padding="0in" fo:border="none"/>
      <style:text-properties style:font-name="Chilanka" fo:font-size="11pt" style:font-size-asian="11pt" style:font-size-complex="11pt"/>
    </style:style>
    <style:style style:name="P39" style:family="paragraph" style:parent-style-name="Preformatted_20_Text">
      <style:paragraph-properties fo:margin-top="0in" fo:margin-bottom="0in" loext:contextual-spacing="false" fo:line-height="115%" fo:text-align="justify" style:justify-single-word="false" fo:orphans="2" fo:widows="2" fo:padding="0in" fo:border="none"/>
    </style:style>
    <style:style style:name="P40" style:family="paragraph" style:parent-style-name="Preformatted_20_Text">
      <style:paragraph-properties fo:margin-top="0in" fo:margin-bottom="0in" loext:contextual-spacing="false" fo:line-height="115%" fo:text-align="justify" style:justify-single-word="false" fo:orphans="2" fo:widows="2" fo:padding="0in" fo:border="none"/>
      <style:text-properties fo:color="#000000" style:font-name="Chilanka" fo:font-size="11pt" style:font-size-asian="11pt" style:font-size-complex="11pt"/>
    </style:style>
    <style:style style:name="P41" style:family="paragraph" style:parent-style-name="Preformatted_20_Text">
      <style:paragraph-properties fo:margin-top="0in" fo:margin-bottom="0in" loext:contextual-spacing="false" fo:orphans="2" fo:widows="2" fo:padding="0in" fo:border="none"/>
      <style:text-properties fo:color="#000000" style:font-name="Chilanka" fo:font-size="11pt" style:font-size-asian="11pt" style:font-size-complex="11pt"/>
    </style:style>
    <style:style style:name="P42" style:family="paragraph" style:parent-style-name="Text_20_body">
      <style:paragraph-properties fo:margin-left="0.4925in" fo:margin-right="0in" fo:margin-top="0in" fo:margin-bottom="0in" loext:contextual-spacing="false" fo:orphans="2" fo:widows="2" fo:text-indent="0in" style:auto-text-indent="false" fo:padding="0in" fo:border="none"/>
      <style:text-properties fo:font-variant="normal" fo:text-transform="none" fo:color="#000000" style:font-name="Chilanka" fo:font-size="11pt" fo:letter-spacing="normal" fo:font-style="normal" fo:font-weight="bold" fo:background-color="transparent" style:font-size-asian="11pt" style:font-weight-asian="bold" style:font-size-complex="11pt" style:font-weight-complex="bold"/>
    </style:style>
    <style:style style:name="P43" style:family="paragraph" style:parent-style-name="Preformatted_20_Text">
      <style:paragraph-properties fo:margin-left="0.4925in" fo:margin-right="0in" fo:margin-top="0in" fo:margin-bottom="0in" loext:contextual-spacing="false" fo:orphans="2" fo:widows="2" fo:text-indent="0in" style:auto-text-indent="false" fo:padding="0in" fo:border="none"/>
    </style:style>
    <style:style style:name="P44" style:family="paragraph" style:parent-style-name="Preformatted_20_Text">
      <style:paragraph-properties fo:margin-left="0.4925in" fo:margin-right="0in" fo:text-indent="0in" style:auto-text-indent="false"/>
    </style:style>
    <style:style style:name="P45"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officeooo:rsid="0009bb09" officeooo:paragraph-rsid="000eaac3" style:font-size-asian="11pt" style:font-size-complex="11pt"/>
    </style:style>
    <style:style style:name="P46"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officeooo:rsid="000a542a" officeooo:paragraph-rsid="000fc145" style:font-size-asian="11pt" style:font-size-complex="11pt"/>
    </style:style>
    <style:style style:name="P47"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officeooo:rsid="000a542a" officeooo:paragraph-rsid="00125eaf" style:font-size-asian="11pt" style:font-size-complex="11pt"/>
    </style:style>
    <style:style style:name="P48"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officeooo:rsid="000a542a" officeooo:paragraph-rsid="00149ec7" style:font-size-asian="11pt" style:font-size-complex="11pt"/>
    </style:style>
    <style:style style:name="P49"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officeooo:rsid="000a542a" officeooo:paragraph-rsid="001642cb" style:font-size-asian="11pt" style:font-size-complex="11pt"/>
    </style:style>
    <style:style style:name="P50"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a542a" officeooo:paragraph-rsid="00149ec7" style:font-size-asian="11pt" style:font-size-complex="11pt"/>
    </style:style>
    <style:style style:name="P51"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0a542a" officeooo:paragraph-rsid="001642cb" style:font-size-asian="11pt" style:font-size-complex="11pt"/>
    </style:style>
    <style:style style:name="P52"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1984a0" officeooo:paragraph-rsid="001984a0" style:font-size-asian="11pt" style:font-size-complex="11pt"/>
    </style:style>
    <style:style style:name="P53" style:family="paragraph" style:parent-style-name="Standard">
      <style:paragraph-properties fo:margin-top="0in" fo:margin-bottom="0in" loext:contextual-spacing="false" fo:line-height="115%" fo:text-align="justify" style:justify-single-word="false"/>
      <style:text-properties fo:color="#000000" style:font-name="Chilanka" fo:font-size="11pt" officeooo:rsid="0019b7a8" officeooo:paragraph-rsid="0019b7a8" style:font-size-asian="11pt" style:font-size-complex="11pt"/>
    </style:style>
    <style:style style:name="P54"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fo:font-weight="bold" officeooo:rsid="0009bb09" officeooo:paragraph-rsid="000eaac3" style:font-size-asian="11pt" style:font-weight-asian="bold" style:font-size-complex="11pt" style:font-weight-complex="bold"/>
    </style:style>
    <style:style style:name="P55"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fo:font-weight="bold" officeooo:rsid="000a542a" officeooo:paragraph-rsid="000b7446" style:font-size-asian="11pt" style:font-weight-asian="bold" style:font-size-complex="11pt" style:font-weight-complex="bold"/>
    </style:style>
    <style:style style:name="P56"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fo:font-weight="bold" officeooo:rsid="000a542a" officeooo:paragraph-rsid="000fc145" style:font-size-asian="11pt" style:font-weight-asian="bold" style:font-size-complex="11pt" style:font-weight-complex="bold"/>
    </style:style>
    <style:style style:name="P57"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fo:font-weight="bold" officeooo:rsid="000a542a" officeooo:paragraph-rsid="0011452e" style:font-size-asian="11pt" style:font-weight-asian="bold" style:font-size-complex="11pt" style:font-weight-complex="bold"/>
    </style:style>
    <style:style style:name="P58"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fo:font-weight="bold" officeooo:rsid="000a542a" officeooo:paragraph-rsid="00149ec7" style:font-size-asian="11pt" style:font-weight-asian="bold" style:font-size-complex="11pt" style:font-weight-complex="bold"/>
    </style:style>
    <style:style style:name="P59" style:family="paragraph" style:parent-style-name="Standard" style:list-style-name="L1">
      <style:paragraph-properties fo:margin-top="0in" fo:margin-bottom="0in" loext:contextual-spacing="false" fo:line-height="115%" fo:text-align="justify" style:justify-single-word="false"/>
      <style:text-properties fo:color="#000000" style:font-name="Chilanka" fo:font-size="11pt" fo:font-weight="bold" officeooo:rsid="000a542a" officeooo:paragraph-rsid="001642cb" style:font-size-asian="11pt" style:font-weight-asian="bold" style:font-size-complex="11pt" style:font-weight-complex="bold"/>
    </style:style>
    <style:style style:name="P60" style:family="paragraph" style:parent-style-name="Standard" style:list-style-name="L1">
      <style:paragraph-properties fo:margin-top="0in" fo:margin-bottom="0in" loext:contextual-spacing="false" fo:line-height="115%" fo:text-align="justify" style:justify-single-word="false"/>
      <style:text-properties fo:font-variant="normal" fo:text-transform="none" fo:color="#000000" style:font-name="Chilanka" fo:font-size="11pt" fo:letter-spacing="normal" fo:font-style="normal" fo:font-weight="bold" officeooo:rsid="0011db5f" officeooo:paragraph-rsid="0011db5f" fo:background-color="transparent" style:font-size-asian="11pt" style:font-weight-asian="bold" style:font-size-complex="11pt" style:font-weight-complex="bold"/>
    </style:style>
    <style:style style:name="P61" style:family="paragraph" style:parent-style-name="Standard" style:list-style-name="L1">
      <style:paragraph-properties fo:margin-top="0in" fo:margin-bottom="0in" loext:contextual-spacing="false" fo:line-height="115%" fo:text-align="justify" style:justify-single-word="false"/>
      <style:text-properties fo:font-variant="normal" fo:text-transform="none" fo:color="#000000" style:font-name="Chilanka" fo:font-size="11pt" fo:letter-spacing="normal" fo:font-style="normal" fo:font-weight="bold" officeooo:rsid="000a542a" officeooo:paragraph-rsid="001642cb" style:font-size-asian="11pt" style:font-weight-asian="bold" style:font-size-complex="11pt" style:font-weight-complex="bold"/>
    </style:style>
    <style:style style:name="P62" style:family="paragraph" style:parent-style-name="Standard">
      <style:paragraph-properties fo:margin-top="0in" fo:margin-bottom="0in" loext:contextual-spacing="false" fo:line-height="115%" fo:text-align="justify" style:justify-single-word="false"/>
      <style:text-properties fo:font-variant="normal" fo:text-transform="none" fo:color="#000000" style:font-name="Chilanka" fo:font-size="11pt" fo:letter-spacing="normal" fo:font-style="normal" fo:font-weight="normal" officeooo:rsid="000a542a" officeooo:paragraph-rsid="00149ec7" style:font-size-asian="11pt" style:font-size-complex="11pt"/>
    </style:style>
    <style:style style:name="P63" style:family="paragraph" style:parent-style-name="Text_20_body">
      <style:paragraph-properties fo:margin-top="0in" fo:margin-bottom="0in" loext:contextual-spacing="false" fo:line-height="115%" fo:text-align="justify" style:justify-single-word="false"/>
      <style:text-properties fo:font-variant="normal" fo:text-transform="none" fo:color="#000000" style:font-name="Chilanka" fo:font-size="11pt" fo:letter-spacing="normal" fo:font-style="normal" fo:font-weight="normal" officeooo:rsid="0009bb09" officeooo:paragraph-rsid="000a5694" style:font-size-asian="11pt" style:font-size-complex="11pt"/>
    </style:style>
    <style:style style:name="P64"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Chilanka" fo:font-size="11pt" fo:letter-spacing="normal" fo:font-style="normal" fo:font-weight="normal" style:font-size-asian="11pt" style:font-size-complex="11pt"/>
    </style:style>
    <style:style style:name="T1" style:family="text">
      <style:text-properties fo:font-style="normal" fo:font-weight="normal"/>
    </style:style>
    <style:style style:name="T2" style:family="text">
      <style:text-properties fo:font-variant="normal" fo:text-transform="none" fo:color="#303030" fo:letter-spacing="normal" fo:font-style="normal" fo:font-weight="normal"/>
    </style:style>
    <style:style style:name="T3" style:family="text">
      <style:text-properties fo:font-variant="normal" fo:text-transform="none" fo:color="#303030" style:font-name="Chilanka" fo:letter-spacing="normal" fo:font-style="normal" fo:font-weight="normal" fo:background-color="#fffffc" loext:char-shading-value="0" loext:padding-left="0.052in" loext:padding-right="0.052in" loext:padding-top="0.0209in" loext:padding-bottom="0.0209in" loext:border="0.06pt solid #eeeeee"/>
    </style:style>
    <style:style style:name="T4" style:family="text">
      <style:text-properties fo:font-variant="normal" fo:text-transform="none" fo:color="#303030" style:font-name="Chilanka" fo:font-size="11pt" fo:letter-spacing="normal" fo:font-style="normal" fo:font-weight="normal" style:font-size-asian="11pt" style:font-size-complex="11pt"/>
    </style:style>
    <style:style style:name="T5" style:family="text">
      <style:text-properties fo:font-variant="normal" fo:text-transform="none" fo:color="#303030" style:font-name="Chilanka" fo:font-size="11pt" fo:letter-spacing="normal" fo:font-style="normal" fo:font-weight="normal" fo:background-color="#fffffc" loext:char-shading-value="0" style:font-size-asian="11pt" style:font-size-complex="11pt" loext:padding-left="0.052in" loext:padding-right="0.052in" loext:padding-top="0.0209in" loext:padding-bottom="0.0209in" loext:border="0.06pt solid #eeeeee"/>
    </style:style>
    <style:style style:name="T6" style:family="text">
      <style:text-properties fo:font-variant="normal" fo:text-transform="none" fo:color="#303030" style:font-name="Chilanka" fo:font-size="11pt" fo:letter-spacing="normal" fo:background-color="#fffffc" loext:char-shading-value="0" style:font-size-asian="11pt" style:font-size-complex="11pt" loext:padding-left="0.052in" loext:padding-right="0.052in" loext:padding-top="0.0209in" loext:padding-bottom="0.0209in" loext:border="0.06pt solid #eeeeee"/>
    </style:style>
    <style:style style:name="T7" style:family="text">
      <style:text-properties fo:font-variant="normal" fo:text-transform="none" fo:color="#ffffff" style:font-name="Chilanka" fo:font-size="11pt" fo:letter-spacing="normal" fo:font-style="normal" fo:font-weight="normal" fo:background-color="#4977bb" loext:char-shading-value="0" style:font-size-asian="11pt" style:font-size-complex="11pt" loext:padding-left="0.052in" loext:padding-right="0.052in" loext:padding-top="0.0209in" loext:padding-bottom="0.0209in" loext:border="0.06pt solid #7fa5df"/>
    </style:style>
    <style:style style:name="T8" style:family="text">
      <style:text-properties fo:font-variant="normal" fo:text-transform="none" fo:color="#ffffff" style:font-name="Chilanka" fo:font-size="11pt" fo:letter-spacing="normal" fo:background-color="#4977bb" loext:char-shading-value="0" style:font-size-asian="11pt" style:font-size-complex="11pt" loext:padding-left="0.052in" loext:padding-right="0.052in" loext:padding-top="0.0209in" loext:padding-bottom="0.0209in" loext:border="0.06pt solid #7fa5df"/>
    </style:style>
    <style:style style:name="T9" style:family="text">
      <style:text-properties fo:font-variant="normal" fo:text-transform="none" fo:color="#3976cb" style:font-name="Chilanka" fo:font-size="11pt" fo:letter-spacing="normal" fo:font-style="normal" fo:font-weight="normal" style:font-size-asian="11pt" style:font-size-complex="11pt" loext:padding="0in" loext:border="none"/>
    </style:style>
    <style:style style:name="T10" style:family="text">
      <style:text-properties fo:font-variant="normal" fo:text-transform="none" fo:letter-spacing="normal" fo:font-weight="bold" style:font-weight-asian="bold" style:font-weight-complex="bold"/>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bold" loext:padding="0in" loext:border="none"/>
    </style:style>
    <style:style style:name="T13" style:family="text">
      <style:text-properties fo:font-variant="normal" fo:text-transform="none" fo:letter-spacing="normal" fo:font-style="normal" fo:font-weight="bold" style:font-weight-asian="bold" style:font-weight-complex="bold"/>
    </style:style>
    <style:style style:name="T14" style:family="text">
      <style:text-properties fo:font-variant="normal" fo:text-transform="none" fo:letter-spacing="normal" fo:font-style="normal" fo:font-weight="bold" style:font-weight-asian="bold" style:font-weight-complex="bold" loext:padding="0in" loext:border="none"/>
    </style:style>
    <style:style style:name="T15" style:family="text">
      <style:text-properties fo:font-variant="normal" fo:text-transform="none" fo:letter-spacing="normal" fo:font-style="italic" fo:font-weight="normal" loext:padding="0in" loext:border="none"/>
    </style:style>
    <style:style style:name="T16" style:family="text">
      <style:text-properties fo:font-variant="normal" fo:text-transform="none" fo:color="#000000" style:font-name="Chilanka" fo:font-size="11pt" fo:letter-spacing="normal" fo:font-style="normal" fo:font-weight="normal" fo:background-color="#fffffc" loext:char-shading-value="0" style:font-size-asian="11pt" style:font-size-complex="11pt" loext:padding-left="0.052in" loext:padding-right="0.052in" loext:padding-top="0.0209in" loext:padding-bottom="0.0209in" loext:border="0.06pt solid #eeeeee"/>
    </style:style>
    <style:style style:name="T17" style:family="text">
      <style:text-properties fo:font-variant="normal" fo:text-transform="none" fo:color="#000000" style:font-name="Chilanka" fo:font-size="11pt" fo:letter-spacing="normal" fo:font-style="normal" fo:font-weight="normal" style:font-size-asian="11pt" style:font-size-complex="11pt"/>
    </style:style>
    <style:style style:name="T18" style:family="text">
      <style:text-properties fo:font-variant="normal" fo:text-transform="none" fo:color="#000000" style:font-name="Chilanka" fo:font-size="11pt" fo:letter-spacing="normal" fo:font-style="normal" fo:font-weight="normal" style:font-size-asian="11pt" style:font-size-complex="11pt" loext:padding="0in" loext:border="none"/>
    </style:style>
    <style:style style:name="T19" style:family="text">
      <style:text-properties fo:font-variant="normal" fo:text-transform="none" fo:color="#000000" style:font-name="Chilanka" fo:font-size="11pt" fo:letter-spacing="normal" fo:font-style="normal" fo:font-weight="normal" fo:background-color="transparent" loext:char-shading-value="0" style:font-size-asian="11pt" style:font-weight-asian="normal" style:font-size-complex="11pt" style:font-weight-complex="normal" loext:padding-left="0.052in" loext:padding-right="0.052in" loext:padding-top="0.0209in" loext:padding-bottom="0.0209in" loext:border="0.06pt solid #7fa5df"/>
    </style:style>
    <style:style style:name="T20" style:family="text">
      <style:text-properties fo:font-variant="normal" fo:text-transform="none" fo:color="#000000" style:font-name="Chilanka" fo:font-size="11pt" fo:letter-spacing="normal" fo:font-style="normal" fo:font-weight="normal" fo:background-color="#4977bb" loext:char-shading-value="0" style:font-size-asian="11pt" style:font-size-complex="11pt" loext:padding-left="0.052in" loext:padding-right="0.052in" loext:padding-top="0.0209in" loext:padding-bottom="0.0209in" loext:border="0.06pt solid #7fa5df"/>
    </style:style>
    <style:style style:name="T21" style:family="text">
      <style:text-properties fo:font-variant="normal" fo:text-transform="none" fo:color="#000000" style:font-name="Chilanka" fo:font-size="11pt" fo:letter-spacing="normal" fo:background-color="#fffffc" loext:char-shading-value="0" style:font-size-asian="11pt" style:font-size-complex="11pt" loext:padding-left="0.052in" loext:padding-right="0.052in" loext:padding-top="0.0209in" loext:padding-bottom="0.0209in" loext:border="0.06pt solid #eeeeee"/>
    </style:style>
    <style:style style:name="T22" style:family="text">
      <style:text-properties fo:font-variant="normal" fo:text-transform="none" fo:color="#000000" style:font-name="Chilanka" fo:font-size="11pt" fo:letter-spacing="normal" fo:font-style="italic" fo:font-weight="normal" style:font-size-asian="11pt" style:font-size-complex="11pt" loext:padding="0in" loext:border="none"/>
    </style:style>
    <style:style style:name="T23" style:family="text">
      <style:text-properties fo:font-variant="normal" fo:text-transform="none" fo:color="#000000" style:font-name="Chilanka" fo:font-size="11pt" fo:letter-spacing="normal" style:font-size-asian="11pt" style:font-size-complex="11pt"/>
    </style:style>
    <style:style style:name="T24" style:family="text">
      <style:text-properties fo:font-variant="normal" fo:text-transform="none" fo:color="#000000" style:font-name="Chilanka" fo:font-size="11pt" fo:letter-spacing="normal" fo:background-color="#4977bb" loext:char-shading-value="0" style:font-size-asian="11pt" style:font-size-complex="11pt" loext:padding-left="0.052in" loext:padding-right="0.052in" loext:padding-top="0.0209in" loext:padding-bottom="0.0209in" loext:border="0.06pt solid #7fa5df"/>
    </style:style>
    <style:style style:name="T25" style:family="text">
      <style:text-properties fo:font-variant="normal" fo:text-transform="none" fo:color="#000000" style:font-name="Chilanka" fo:letter-spacing="normal" fo:font-style="normal" fo:font-weight="normal" fo:background-color="#fffffc" loext:char-shading-value="0" loext:padding-left="0.052in" loext:padding-right="0.052in" loext:padding-top="0.0209in" loext:padding-bottom="0.0209in" loext:border="0.06pt solid #eeeeee"/>
    </style:style>
    <style:style style:name="T26" style:family="text">
      <style:text-properties fo:font-variant="normal" fo:text-transform="none" fo:color="#000000" style:font-name="Chilanka" fo:letter-spacing="normal" fo:font-style="normal" fo:font-weight="normal" officeooo:rsid="00125eaf" fo:background-color="#fffffc" loext:char-shading-value="0" style:font-weight-asian="normal" style:font-weight-complex="normal" loext:padding-left="0.052in" loext:padding-right="0.052in" loext:padding-top="0.0209in" loext:padding-bottom="0.0209in" loext:border="0.06pt solid #eeeeee"/>
    </style:style>
    <style:style style:name="T27" style:family="text">
      <style:text-properties fo:font-variant="normal" fo:text-transform="none" fo:color="#000000" style:font-name="Chilanka" fo:letter-spacing="normal" fo:font-style="normal" fo:font-weight="normal" fo:background-color="#4977bb" loext:char-shading-value="0" loext:padding-left="0.052in" loext:padding-right="0.052in" loext:padding-top="0.0209in" loext:padding-bottom="0.0209in" loext:border="0.06pt solid #7fa5df"/>
    </style:style>
    <style:style style:name="T28" style:family="text">
      <style:text-properties fo:font-variant="normal" fo:text-transform="none" fo:color="#000000" fo:letter-spacing="normal" fo:font-style="normal" fo:font-weight="normal" officeooo:rsid="00125eaf" fo:background-color="transparent" loext:char-shading-value="0" style:font-weight-asian="normal" style:font-weight-complex="normal"/>
    </style:style>
    <style:style style:name="T29" style:family="text">
      <style:text-properties fo:font-variant="normal" fo:text-transform="none" style:font-name="Chilanka" fo:letter-spacing="normal" fo:font-style="normal" fo:font-weight="normal" fo:background-color="#fffffc" loext:char-shading-value="0" loext:padding-left="0.052in" loext:padding-right="0.052in" loext:padding-top="0.0209in" loext:padding-bottom="0.0209in" loext:border="0.06pt solid #eeeeee"/>
    </style:style>
    <style:style style:name="T30" style:family="text">
      <style:text-properties fo:font-variant="normal" fo:text-transform="none" style:font-name="Chilanka" fo:letter-spacing="normal" fo:font-style="normal" fo:font-weight="normal" fo:background-color="#4977bb" loext:char-shading-value="0" loext:padding-left="0.052in" loext:padding-right="0.052in" loext:padding-top="0.0209in" loext:padding-bottom="0.0209in" loext:border="0.06pt solid #7fa5df"/>
    </style:style>
    <style:style style:name="T31" style:family="text">
      <style:text-properties fo:font-variant="normal" fo:text-transform="none" style:font-name="Chilanka" fo:letter-spacing="normal" fo:font-style="normal" fo:font-weight="bold" fo:background-color="#fffffc" loext:char-shading-value="0" style:font-weight-asian="bold" style:font-weight-complex="bold" loext:padding-left="0.052in" loext:padding-right="0.052in" loext:padding-top="0.0209in" loext:padding-bottom="0.0209in" loext:border="0.06pt solid #eeeeee"/>
    </style:style>
    <style:style style:name="T32" style:family="text">
      <style:text-properties fo:font-weight="bold" fo:background-color="transparent" loext:char-shading-value="0" style:font-weight-asian="bold" style:font-weight-complex="bold"/>
    </style:style>
    <style:style style:name="T33" style:family="text">
      <style:text-properties fo:font-weight="bold" officeooo:rsid="00125eaf" fo:background-color="transparent" loext:char-shading-value="0" style:font-weight-asian="bold" style:font-weight-complex="bold"/>
    </style:style>
    <style:style style:name="T34" style:family="text">
      <style:text-properties fo:color="#000000" style:font-name="Chilanka" fo:font-size="11pt" style:font-size-asian="11pt" style:font-size-complex="11pt"/>
    </style:style>
    <style:style style:name="T35" style:family="text">
      <style:text-properties fo:color="#000000" style:font-name="Chilanka" fo:font-size="11pt" officeooo:rsid="000a542a" style:font-size-asian="11pt" style:font-size-complex="11pt"/>
    </style:style>
    <style:style style:name="T36" style:family="text">
      <style:text-properties officeooo:rsid="000a542a"/>
    </style:style>
    <style:style style:name="T37" style:family="text">
      <style:text-properties officeooo:rsid="001aea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 programming questions</text:p>
      <text:p text:style-name="P21"/>
      <text:list xml:id="list33716961" text:style-name="L1">
        <text:list-item>
          <text:p text:style-name="P54">What will the line of code below print out and why?</text:p>
          <text:p text:style-name="P45"/>
        </text:list-item>
      </text:list>
      <text:p text:style-name="P32"><text:span text:style-name="Source_20_Text"><text:span text:style-name="T16">#include &lt;iostream&gt;</text:span></text:span></text:p>
      <text:p text:style-name="P40"/>
      <text:p text:style-name="P39"><text:span text:style-name="Source_20_Text"><text:span text:style-name="T16">int main(int argc, char **argv)</text:span></text:span></text:p>
      <text:p text:style-name="P39"><text:span text:style-name="Source_20_Text"><text:span text:style-name="T16">{</text:span></text:span></text:p>
      <text:p text:style-name="P39"><text:span text:style-name="Source_20_Text"><text:span text:style-name="T21"><text:s text:c="4"/></text:span></text:span><text:span text:style-name="Source_20_Text"><text:span text:style-name="T16">std::cout &lt;&lt; 25u - 50;</text:span></text:span></text:p>
      <text:p text:style-name="P39"><text:span text:style-name="Source_20_Text"><text:span text:style-name="T21"><text:s text:c="4"/></text:span></text:span><text:span text:style-name="Source_20_Text"><text:span text:style-name="T16">return 0;</text:span></text:span></text:p>
      <text:p text:style-name="P39"><text:span text:style-name="Source_20_Text"><text:span text:style-name="T16">}</text:span></text:span></text:p>
      <text:p text:style-name="P22"/>
      <text:p text:style-name="P11"><text:span text:style-name="T17">The answer is </text:span><text:span text:style-name="Emphasis"><text:span text:style-name="T22">not</text:span></text:span><text:span text:style-name="T17"> -25. Rather, the answer (which will surprise many) is 4294967271, assuming 32 bit integers. Why?</text:span></text:p>
      <text:p text:style-name="P63"/>
      <text:p text:style-name="P5">In C++, if the types of two operands differ from one another, then the operand with the “lower type” will be promoted to the type of the “higher type” operand, using the following type hierarchy (listed here from highest type to lowest type): long double, double, float, unsigned long int, long int, unsigned int, int (lowest).</text:p>
      <text:p text:style-name="P5"/>
      <text:p text:style-name="P8"><text:span text:style-name="T17">So when the two operands are, as in our example, </text:span><text:span text:style-name="Source_20_Text"><text:span text:style-name="T16">25u</text:span></text:span><text:span text:style-name="T17"> (unsigned int) and </text:span><text:span text:style-name="Source_20_Text"><text:span text:style-name="T16">50</text:span></text:span><text:span text:style-name="T17"> (int), the </text:span><text:span text:style-name="Source_20_Text"><text:span text:style-name="T16">50</text:span></text:span><text:span text:style-name="T17"> is promoted to also being an unsigned integer (i.e., </text:span><text:span text:style-name="Source_20_Text"><text:span text:style-name="T16">50u</text:span></text:span><text:span text:style-name="T17">).</text:span></text:p>
      <text:p text:style-name="P5"/>
      <text:p text:style-name="P8"><text:span text:style-name="T17">Moreover, the result of the operation will be of the type of the operands. Therefore, the result of </text:span><text:span text:style-name="Source_20_Text"><text:span text:style-name="T16">25u - 50u</text:span></text:span><text:span text:style-name="T17"> will itself be an unsigned integer as well. So the result of </text:span><text:span text:style-name="Source_20_Text"><text:span text:style-name="T16">-25</text:span></text:span><text:span text:style-name="T17"> converts to 4294967271 when promoted to being an unsigned integer.</text:span></text:p>
      <text:p text:style-name="P22"><text:line-break/><text:line-break/></text:p>
      <text:list xml:id="list233842499040906" text:continue-numbering="true" text:style-name="L1">
        <text:list-item>
          <text:p text:style-name="P55">C++ supports multiple inheritance. What is the “diamond problem” that can occur with multiple inheritance? Give an example.</text:p>
        </text:list-item>
      </text:list>
      <text:p text:style-name="P23"/>
      <text:p text:style-name="P23"><text:tab/></text:p>
      <text:p text:style-name="P13">It means that we cannot create hybrid inheritance using multiple and hierarchical inheritance.</text:p>
      <text:p text:style-name="P13"/>
      <text:p text:style-name="P8"><text:span text:style-name="T17">Let’s consider a simple example. A university has people who are affiliated with it. Some are students, some are faculty members, some are administrators, and so on. So a simple inheritance scheme might have different types of people in different roles, all of whom inherit from one common “Person” class. The Person class could define an abstract </text:span><text:span text:style-name="Source_20_Text"><text:span text:style-name="T16">getRole()</text:span></text:span><text:span text:style-name="T17"> method which would then be overridden by its subclasses to return the correct role type.</text:span></text:p>
      <text:p text:style-name="P5"/>
      <text:p text:style-name="P8"><text:span text:style-name="T17">But now what happens if we want to model the role of a Teaching Assistant (TA)? Typically, a TA is </text:span><text:span text:style-name="Emphasis"><text:span text:style-name="T22">both</text:span></text:span><text:span text:style-name="T17"> a grad student </text:span><text:span text:style-name="Emphasis"><text:span text:style-name="T22">and</text:span></text:span><text:span text:style-name="T17"> a faculty member. This yields the classic diamond problem of multiple inheritance and the resulting ambiguity regarding the TA’s </text:span><text:span text:style-name="Source_20_Text"><text:span text:style-name="T16">getRole()</text:span></text:span><text:span text:style-name="T17">method:</text:span></text:p>
      <text:p text:style-name="P23"/>
      <text:p text:style-name="P30">&lt;add the image&gt;</text:p>
      <text:p text:style-name="P30"/>
      <text:p text:style-name="P30"/>
      <text:p text:style-name="P15">(Note the diamond shape of the above inheritance diagram, hence the name.)</text:p>
      <text:p text:style-name="P8"><text:soft-page-break/><text:span text:style-name="T17">Which </text:span><text:span text:style-name="Source_20_Text"><text:span text:style-name="T16">getRole()</text:span></text:span><text:span text:style-name="T17"> implementation should the TA inherit? That of the Faculty Member or that of the Grad Student? The simple answer might be to have the TA class override the </text:span><text:span text:style-name="Source_20_Text"><text:span text:style-name="T16">getRole()</text:span></text:span><text:span text:style-name="T17"> method and return newly-defined role called “TA”. But that answer is also imperfect as it would hide the fact that a TA is, in fact, both a faculty member and a grad student.</text:span></text:p>
      <text:p text:style-name="P23"><text:line-break/></text:p>
      <text:list xml:id="list233842660224876" text:continue-numbering="true" text:style-name="L1">
        <text:list-item>
          <text:p text:style-name="P56">What is the error in the code below and how should it be corrected?</text:p>
          <text:p text:style-name="P46"><text:line-break/></text:p>
        </text:list-item>
      </text:list>
      <text:p text:style-name="P27">The last argument to memset should be sizeof(*bar), not sizeof(bar). sizeof(bar) calculates the size of bar (i.e., the pointer itself) rather than the size of the structure pointed to by bar.</text:p>
      <text:p text:style-name="P27"/>
      <text:p text:style-name="P27">The code can therefore be corrected by using sizeof(*bar) as the last argument in the call to memset.</text:p>
      <text:p text:style-name="P27"/>
      <text:p text:style-name="P28">A sharp candidate might point out that using *bar will cause a dereferencing error if bar has not been assigned. Therefore an even safer solution would be to use sizeof(my_struct_t). However, an even sharper candidate must know that in this case using *bar is absolutely safe within the call to sizeof, even if bar has not been initialized yet, since sizeof is a compile time construct.</text:p>
      <text:p text:style-name="P28"><text:line-break/></text:p>
      <text:list xml:id="list233841923930673" text:continue-numbering="true" text:style-name="L1">
        <text:list-item>
          <text:p text:style-name="P56">What will i and j equal after the code below is executed? Explain your answer.</text:p>
          <text:p text:style-name="P46"/>
        </text:list-item>
      </text:list>
      <text:p text:style-name="Text_20_body"><text:span text:style-name="Source_20_Text"><text:span text:style-name="T34">int i = 5;</text:span></text:span></text:p>
      <text:p text:style-name="Text_20_body"><text:span text:style-name="Source_20_Text"><text:span text:style-name="T34">int j = i++;</text:span></text:span></text:p>
      <text:p text:style-name="P27"/>
      <text:p text:style-name="P28">After the above code executes, i will equal 6, but j will equal 5.</text:p>
      <text:p text:style-name="P28"/>
      <text:p text:style-name="P28">Understanding the reason for this is fundamental to understanding how the unary increment (++) and decrement (--) operators work in C++.</text:p>
      <text:p text:style-name="P28"/>
      <text:p text:style-name="P28">When these operators precede a variable, the value of the variable is modified first and then the modified value is used. For example, if we modified the above code snippet to instead say int j = ++i;, i would be incremented to 6 and then j would be set to that modified value, so both would end up being equal to 6.</text:p>
      <text:p text:style-name="P28"/>
      <text:p text:style-name="P28">However, when these operators follow a variable, the unmodified value of the variable is used and then it is incremented or decremented. That’s why, in the statement int j = i++; in the above code snippet, j is first set to the unmodified value of i (i.e., 5) and then i is incremented to 6.<text:line-break/></text:p>
      <text:list xml:id="list233842073338005" text:continue-numbering="true" text:style-name="L1">
        <text:list-item>
          <text:p text:style-name="P57">Assuming buf is a valid pointer, what is the problem in the code below? What would be an alternate way of implementing this that would avoid the problem?</text:p>
        </text:list-item>
      </text:list>
      <text:p text:style-name="P33"><text:span text:style-name="Source_20_Text"><text:span text:style-name="T25">size_t sz = buf-&gt;size();</text:span></text:span></text:p>
      <text:p text:style-name="P37"><text:span text:style-name="Source_20_Text"><text:span text:style-name="T16">while ( --sz &gt;= 0 )</text:span></text:span></text:p>
      <text:p text:style-name="P37"><text:span text:style-name="Source_20_Text"><text:span text:style-name="T16">{</text:span></text:span></text:p>
      <text:p text:style-name="P37"><text:span text:style-name="Source_20_Text"><text:span text:style-name="T21"><text:s text:c="8"/></text:span></text:span><text:span text:style-name="Source_20_Text"><text:span text:style-name="T16">/* do something */</text:span></text:span></text:p>
      <text:p text:style-name="P37"><text:span text:style-name="Source_20_Text"><text:span text:style-name="T16">}</text:span></text:span></text:p>
      <text:p text:style-name="P18"><text:span text:style-name="T35"><text:line-break/><text:line-break/></text:span><text:span text:style-name="T17">The problem in the above code is that </text:span><text:span text:style-name="Source_20_Text"><text:span text:style-name="T16">--sz &gt;= 0</text:span></text:span><text:span text:style-name="T17"> will </text:span><text:span text:style-name="Emphasis"><text:span text:style-name="T22">always</text:span></text:span><text:span text:style-name="T17"> be true so you’ll never exit </text:span><text:soft-page-break/><text:span text:style-name="T17">the </text:span><text:span text:style-name="Source_20_Text"><text:span text:style-name="T16">while</text:span></text:span><text:span text:style-name="T17"> loop (so you’ll probably end up corrupting memory or causing some sort of memory violation or having some other program failure, depending on what you’re doing inside the loop).</text:span></text:p>
      <text:p text:style-name="P2"><text:span text:style-name="T17">The reasons that </text:span><text:span text:style-name="Source_20_Text"><text:span text:style-name="T16">--sz &gt;= 0</text:span></text:span><text:span text:style-name="T17"> will </text:span><text:span text:style-name="Emphasis"><text:span text:style-name="T22">always</text:span></text:span><text:span text:style-name="T17"> be true is that the type of </text:span><text:span text:style-name="Source_20_Text"><text:span text:style-name="T16">sz</text:span></text:span><text:span text:style-name="T17"> is </text:span><text:span text:style-name="Source_20_Text"><text:span text:style-name="T16">size_t</text:span></text:span><text:span text:style-name="T17">. </text:span><text:a xlink:type="simple" xlink:href="http://www.cplusplus.com/reference/cstring/size_t/" text:style-name="Internet_20_link" text:visited-style-name="Visited_20_Internet_20_Link"><text:span text:style-name="Source_20_Text"><text:span text:style-name="T16">size_t</text:span></text:span></text:a><text:span text:style-name="T17"> is really just an alias to one of the fundamental unsigned integer types. Therefore, since </text:span><text:span text:style-name="Source_20_Text"><text:span text:style-name="T16">sz</text:span></text:span><text:span text:style-name="T17"> is unsigned, it can </text:span><text:span text:style-name="Emphasis"><text:span text:style-name="T22">never</text:span></text:span><text:span text:style-name="T17"> be less than zero (so the condition can never be true).</text:span></text:p>
      <text:p text:style-name="P2"><text:span text:style-name="T17">One example of an alternative implementation that would avoid this problem would be to instead use a </text:span><text:span text:style-name="Source_20_Text"><text:span text:style-name="T16">for</text:span></text:span><text:span text:style-name="T17"> loop as follows:</text:span></text:p>
      <text:p text:style-name="P9"><text:span text:style-name="Source_20_Text"><text:span text:style-name="T16">for (size_t i = 0; i &lt; sz; i++)</text:span></text:span></text:p>
      <text:p text:style-name="P37"><text:span text:style-name="Source_20_Text"><text:span text:style-name="T16">{</text:span></text:span></text:p>
      <text:p text:style-name="P37"><text:span text:style-name="Source_20_Text"><text:span text:style-name="T21"><text:s text:c="8"/></text:span></text:span><text:span text:style-name="Source_20_Text"><text:span text:style-name="T16">/* do something */</text:span></text:span></text:p>
      <text:p text:style-name="P37"><text:span text:style-name="Source_20_Text"><text:span text:style-name="T16">}</text:span></text:span></text:p>
      <text:p text:style-name="P29"/>
      <text:list xml:id="list233840923264476" text:continue-numbering="true" text:style-name="L1">
        <text:list-item>
          <text:p text:style-name="P60">Consider the two code snippets below for printing a vector. Is there any advantage of one vs. the other? Explain.</text:p>
          <text:p text:style-name="P60"/>
        </text:list-item>
      </text:list>
      <text:p text:style-name="P42">Option 1:</text:p>
      <text:p text:style-name="P44"><text:span text:style-name="Source_20_Text"><text:span text:style-name="T34">vector vec;</text:span></text:span></text:p>
      <text:p text:style-name="P44"><text:span text:style-name="Source_20_Text"><text:span text:style-name="T34">/* ... .. ... */</text:span></text:span></text:p>
      <text:p text:style-name="P44"><text:span text:style-name="Source_20_Text"><text:span text:style-name="T34">for (auto itr = vec.begin(); itr != vec.end(); itr++) {</text:span></text:span></text:p>
      <text:p text:style-name="P44"><text:span text:style-name="Source_20_Text"><text:span text:style-name="T34"><text:s text:c="8"/>itr-&gt;print();</text:span></text:span></text:p>
      <text:p text:style-name="P44"><text:span text:style-name="Source_20_Text"><text:span text:style-name="T34">}</text:span></text:span></text:p>
      <text:p text:style-name="P43"><text:span text:style-name="Source_20_Text"><text:span text:style-name="T19"/></text:span></text:p>
      <text:p text:style-name="P42">Option 2:</text:p>
      <text:p text:style-name="P44"><text:span text:style-name="Source_20_Text"><text:span text:style-name="T34">vector vec;</text:span></text:span></text:p>
      <text:p text:style-name="P44"><text:span text:style-name="Source_20_Text"><text:span text:style-name="T34">/* ... .. ... */</text:span></text:span></text:p>
      <text:p text:style-name="P44"><text:span text:style-name="Source_20_Text"><text:span text:style-name="T34">for (auto itr = vec.begin(); itr != vec.end(); ++itr) {</text:span></text:span></text:p>
      <text:p text:style-name="P44"><text:span text:style-name="Source_20_Text"><text:span text:style-name="T34"><text:s text:c="8"/>itr-&gt;print();</text:span></text:span></text:p>
      <text:p text:style-name="P44"><text:span text:style-name="Source_20_Text"><text:span text:style-name="T34">}</text:span></text:span></text:p>
      <text:p text:style-name="Preformatted_20_Text"><text:span text:style-name="Source_20_Text"><text:span text:style-name="T34"/></text:span></text:p>
      <text:p text:style-name="Preformatted_20_Text"><text:span text:style-name="Source_20_Text"><text:span text:style-name="T34">Answer</text:span></text:span></text:p>
      <text:p text:style-name="Preformatted_20_Text"><text:span text:style-name="Source_20_Text"><text:span text:style-name="T34">Although both options will accomplish precisely the same thing, the second option is better from a performance standpoint. This is because the post-increment operator (i.e., itr++) is more expensive than pre-increment operator (i.e., ++itr). The underlying implementation of the post-increment operator makes a copy of the element before incrementing it and then returns the copy.</text:span></text:span></text:p>
      <text:p text:style-name="Preformatted_20_Text"><text:span text:style-name="Source_20_Text"><text:span text:style-name="T34"/></text:span></text:p>
      <text:p text:style-name="Preformatted_20_Text"><text:span text:style-name="Source_20_Text"><text:span text:style-name="T34">That said, many compilers will automatically optimize the first option by converting it into the second.</text:span></text:span></text:p>
      <text:p text:style-name="P41"/>
      <text:p text:style-name="P37"><text:span text:style-name="Source_20_Text"><text:span text:style-name="T19"/></text:span></text:p>
      <text:list xml:id="list233841426415329" text:continue-numbering="true" text:style-name="L1">
        <text:list-item>
          <text:p text:style-name="P47"><text:span text:style-name="T33">Implement a template function IsDerivedFrom() that takes class C and class P as template parameters. It should return true when class C is derived from class P and false otherwise.</text:span><text:span text:style-name="T32"><text:line-break/></text:span></text:p>
        </text:list-item>
      </text:list>
      <text:p text:style-name="P16"><text:span text:style-name="T28">This question tests understanding of C++ templates. An experienced developer will know that this is already a part of the C++11 std library (</text:span><text:span text:style-name="Source_20_Text"><text:span text:style-name="T26">std::is_base_of</text:span></text:span><text:span text:style-name="T28">) or part of the boost library for C++ (</text:span><text:span text:style-name="Source_20_Text"><text:span text:style-name="T26">boost::is_base_of</text:span></text:span><text:span text:style-name="T28">). Even an interviewee with only passing knowledge should write something similar to this, mostly likely involving a helper class:</text:span></text:p>
      <text:p text:style-name="P9"><text:span text:style-name="Source_20_Text"><text:span text:style-name="T16">template&lt;typename D, typename B&gt;</text:span></text:span></text:p>
      <text:p text:style-name="P37"><text:span text:style-name="Source_20_Text"><text:span text:style-name="T16">class IsDerivedFromHelper</text:span></text:span></text:p>
      <text:p text:style-name="P37"><text:span text:style-name="Source_20_Text"><text:span text:style-name="T16">{</text:span></text:span></text:p>
      <text:p text:style-name="P37"><text:span text:style-name="Source_20_Text"><text:span text:style-name="T21"><text:s text:c="4"/></text:span></text:span><text:span text:style-name="Source_20_Text"><text:span text:style-name="T16">class No { };</text:span></text:span></text:p>
      <text:p text:style-name="P37"><text:soft-page-break/><text:span text:style-name="Source_20_Text"><text:span text:style-name="T21"><text:s text:c="4"/></text:span></text:span><text:span text:style-name="Source_20_Text"><text:span text:style-name="T16">class Yes { No no[3]; };</text:span></text:span></text:p>
      <text:p text:style-name="P37"><text:span text:style-name="Source_20_Text"><text:span text:style-name="T21"><text:s text:c="4"/></text:span></text:span></text:p>
      <text:p text:style-name="P37"><text:span text:style-name="Source_20_Text"><text:span text:style-name="T21"><text:s text:c="4"/></text:span></text:span><text:span text:style-name="Source_20_Text"><text:span text:style-name="T16">static Yes Test( B* );</text:span></text:span></text:p>
      <text:p text:style-name="P37"><text:span text:style-name="Source_20_Text"><text:span text:style-name="T21"><text:s text:c="4"/></text:span></text:span><text:span text:style-name="Source_20_Text"><text:span text:style-name="T16">static No Test( ... );</text:span></text:span></text:p>
      <text:p text:style-name="P37"><text:span text:style-name="Source_20_Text"><text:span text:style-name="T16">public:</text:span></text:span></text:p>
      <text:p text:style-name="P37"><text:span text:style-name="Source_20_Text"><text:span text:style-name="T21"><text:s text:c="4"/></text:span></text:span><text:span text:style-name="Source_20_Text"><text:span text:style-name="T16">enum { Is = sizeof(Test(static_cast&lt;D*&gt;(0))) == sizeof(Yes) };</text:span></text:span></text:p>
      <text:p text:style-name="P37"><text:span text:style-name="Source_20_Text"><text:span text:style-name="T21"><text:s text:c="4"/></text:span></text:span></text:p>
      <text:p text:style-name="P37"><text:span text:style-name="Source_20_Text"><text:span text:style-name="T16">};</text:span></text:span></text:p>
      <text:p text:style-name="P41"/>
      <text:p text:style-name="P41"/>
      <text:p text:style-name="P37"><text:span text:style-name="Source_20_Text"><text:span text:style-name="T16">template &lt;class C, class P&gt; </text:span></text:span></text:p>
      <text:p text:style-name="P37"><text:span text:style-name="Source_20_Text"><text:span text:style-name="T16">bool IsDerivedFrom() {</text:span></text:span></text:p>
      <text:p text:style-name="P37"><text:span text:style-name="Source_20_Text"><text:span text:style-name="T21"><text:s text:c="4"/></text:span></text:span><text:span text:style-name="Source_20_Text"><text:span text:style-name="T16">return IsDerivedFromHelper&lt;C, P&gt;::Is;</text:span></text:span></text:p>
      <text:p text:style-name="P37"><text:span text:style-name="Source_20_Text"><text:span text:style-name="T16">}</text:span></text:span></text:p>
      <text:p text:style-name="P24"><text:line-break/></text:p>
      <text:list xml:id="list233841573149367" text:continue-numbering="true" text:style-name="L1">
        <text:list-item>
          <text:p text:style-name="P58">Implement a template boolean IsSameClass() that takes class A and B as template parameters. It should compare class A and B and return false when they are different classes and true if they are the same class.</text:p>
        </text:list-item>
      </text:list>
      <text:p text:style-name="P19"><text:span text:style-name="T35"><text:line-break/></text:span><text:span text:style-name="Source_20_Text"><text:span text:style-name="T16">template &lt;typename T, typename U&gt;</text:span></text:span></text:p>
      <text:p text:style-name="P37"><text:span text:style-name="Source_20_Text"><text:span text:style-name="T16">struct is_same</text:span></text:span></text:p>
      <text:p text:style-name="P37"><text:span text:style-name="Source_20_Text"><text:span text:style-name="T16">{</text:span></text:span></text:p>
      <text:p text:style-name="P37"><text:span text:style-name="Source_20_Text"><text:span text:style-name="T21"><text:s text:c="4"/></text:span></text:span><text:span text:style-name="Source_20_Text"><text:span text:style-name="T16">static const bool value = false;</text:span></text:span></text:p>
      <text:p text:style-name="P37"><text:span text:style-name="Source_20_Text"><text:span text:style-name="T16">};</text:span></text:span></text:p>
      <text:p text:style-name="P41"/>
      <text:p text:style-name="P37"><text:span text:style-name="Source_20_Text"><text:span text:style-name="T16">template &lt;typename T&gt;</text:span></text:span></text:p>
      <text:p text:style-name="P37"><text:span text:style-name="Source_20_Text"><text:span text:style-name="T16">struct is_same&lt;T, T&gt;</text:span></text:span></text:p>
      <text:p text:style-name="P37"><text:span text:style-name="Source_20_Text"><text:span text:style-name="T16">{</text:span></text:span></text:p>
      <text:p text:style-name="P37"><text:span text:style-name="Source_20_Text"><text:span text:style-name="T21"><text:s text:c="4"/></text:span></text:span><text:span text:style-name="Source_20_Text"><text:span text:style-name="T16">static const bool value = true;</text:span></text:span></text:p>
      <text:p text:style-name="P37"><text:span text:style-name="Source_20_Text"><text:span text:style-name="T16">};</text:span></text:span></text:p>
      <text:p text:style-name="P41"/>
      <text:p text:style-name="P41"/>
      <text:p text:style-name="P37"><text:span text:style-name="Source_20_Text"><text:span text:style-name="T16">template &lt;class A, class B&gt;</text:span></text:span></text:p>
      <text:p text:style-name="P37"><text:span text:style-name="Source_20_Text"><text:span text:style-name="T16">bool IsSameClass() {</text:span></text:span></text:p>
      <text:p text:style-name="P37"><text:span text:style-name="Source_20_Text"><text:span text:style-name="T21"><text:s text:c="4"/></text:span></text:span><text:span text:style-name="Source_20_Text"><text:span text:style-name="T16">return is_same&lt;A, B&gt;::value;</text:span></text:span></text:p>
      <text:p text:style-name="P37"><text:span text:style-name="Source_20_Text"><text:span text:style-name="T16">}</text:span></text:span></text:p>
      <text:p text:style-name="P25"><text:line-break/></text:p>
      <text:list xml:id="list233841278539857" text:continue-numbering="true" text:style-name="L1">
        <text:list-item>
          <text:p text:style-name="P58">Is it possible to have a recursive inline function?</text:p>
        </text:list-item>
      </text:list>
      <text:p text:style-name="P25"><text:span text:style-name="T11">Although you can call an inline function from within itself, the compiler may not generate inline code since the compiler cannot determine the depth of recursion at compile time. A compiler with a good optimizer can inline recursive calls till some depth fixed at compile-time (say three or five recursive calls), and insert non-recursive calls at compile time for cases when the actual depth gets exceeded at run time.</text:span><text:line-break/><text:line-break/></text:p>
      <text:list xml:id="list233841048965161" text:continue-numbering="true" text:style-name="L1">
        <text:list-item>
          <text:p text:style-name="P58">What is the output of the following code:</text:p>
        </text:list-item>
      </text:list>
      <text:p text:style-name="P34"><text:span text:style-name="Source_20_Text"><text:span text:style-name="T25">#include &lt;iostream&gt;</text:span></text:span></text:p>
      <text:p text:style-name="P41"/>
      <text:p text:style-name="P37"><text:soft-page-break/><text:span text:style-name="Source_20_Text"><text:span text:style-name="T16">class A {</text:span></text:span></text:p>
      <text:p text:style-name="P37"><text:span text:style-name="Source_20_Text"><text:span text:style-name="T16">public:</text:span></text:span></text:p>
      <text:p text:style-name="P37"><text:span text:style-name="Source_20_Text"><text:span text:style-name="T21"><text:s text:c="4"/></text:span></text:span><text:span text:style-name="Source_20_Text"><text:span text:style-name="T16">A() {}</text:span></text:span></text:p>
      <text:p text:style-name="P37"><text:span text:style-name="Source_20_Text"><text:span text:style-name="T21"><text:s text:c="4"/></text:span></text:span><text:span text:style-name="Source_20_Text"><text:span text:style-name="T16">~A() {</text:span></text:span></text:p>
      <text:p text:style-name="P37"><text:span text:style-name="Source_20_Text"><text:span text:style-name="T21"><text:s text:c="8"/></text:span></text:span><text:span text:style-name="Source_20_Text"><text:span text:style-name="T16">throw 42;</text:span></text:span></text:p>
      <text:p text:style-name="P37"><text:span text:style-name="Source_20_Text"><text:span text:style-name="T21"><text:s text:c="4"/></text:span></text:span><text:span text:style-name="Source_20_Text"><text:span text:style-name="T16">}</text:span></text:span></text:p>
      <text:p text:style-name="P37"><text:span text:style-name="Source_20_Text"><text:span text:style-name="T16">};</text:span></text:span></text:p>
      <text:p text:style-name="P41"/>
      <text:p text:style-name="P37"><text:span text:style-name="Source_20_Text"><text:span text:style-name="T16">int main(int argc, const char * argv[]) {</text:span></text:span></text:p>
      <text:p text:style-name="P37"><text:span text:style-name="Source_20_Text"><text:span text:style-name="T21"><text:s text:c="4"/></text:span></text:span><text:span text:style-name="Source_20_Text"><text:span text:style-name="T16">try {</text:span></text:span></text:p>
      <text:p text:style-name="P37"><text:span text:style-name="Source_20_Text"><text:span text:style-name="T21"><text:s text:c="8"/></text:span></text:span><text:span text:style-name="Source_20_Text"><text:span text:style-name="T16">A a;</text:span></text:span></text:p>
      <text:p text:style-name="P37"><text:span text:style-name="Source_20_Text"><text:span text:style-name="T21"><text:s text:c="8"/></text:span></text:span><text:span text:style-name="Source_20_Text"><text:span text:style-name="T16">throw 32;</text:span></text:span></text:p>
      <text:p text:style-name="P37"><text:span text:style-name="Source_20_Text"><text:span text:style-name="T21"><text:s text:c="4"/></text:span></text:span><text:span text:style-name="Source_20_Text"><text:span text:style-name="T16">} catch(int a) {</text:span></text:span></text:p>
      <text:p text:style-name="P37"><text:span text:style-name="Source_20_Text"><text:span text:style-name="T21"><text:s text:c="8"/></text:span></text:span><text:span text:style-name="Source_20_Text"><text:span text:style-name="T16">std::cout &lt;&lt; a;</text:span></text:span></text:p>
      <text:p text:style-name="P37"><text:span text:style-name="Source_20_Text"><text:span text:style-name="T21"><text:s text:c="4"/></text:span></text:span><text:span text:style-name="Source_20_Text"><text:span text:style-name="T16">}</text:span></text:span></text:p>
      <text:p text:style-name="P37"><text:span text:style-name="Source_20_Text"><text:span text:style-name="T16">}</text:span></text:span></text:p>
      <text:p text:style-name="P19"><text:span text:style-name="T35"><text:line-break/></text:span><text:span text:style-name="T17">This program will terminate abnormally. </text:span><text:span text:style-name="Source_20_Text"><text:span text:style-name="T16">throw 32</text:span></text:span><text:span text:style-name="T23"> </text:span><text:span text:style-name="T17">will start unwinding the stack and destroy class A. The class A destructor will throw another exception during the exception handling, which will cause program to crash. This question is testing if developer has experience working with exceptions.</text:span></text:p>
      <text:p text:style-name="P25"><text:line-break/></text:p>
      <text:list xml:id="list233841333743163" text:continue-numbering="true" text:style-name="L1">
        <text:list-item>
          <text:p text:style-name="P58">You are given library class Something as follows:</text:p>
        </text:list-item>
      </text:list>
      <text:p text:style-name="P34"><text:span text:style-name="Source_20_Text"><text:span text:style-name="T27">class Something {</text:span></text:span></text:p>
      <text:p text:style-name="P37"><text:span text:style-name="Source_20_Text"><text:span text:style-name="T20">public:</text:span></text:span></text:p>
      <text:p text:style-name="P37"><text:span text:style-name="Source_20_Text"><text:span text:style-name="T24"><text:s text:c="4"/></text:span></text:span><text:span text:style-name="Source_20_Text"><text:span text:style-name="T20">Something() {</text:span></text:span></text:p>
      <text:p text:style-name="P37"><text:span text:style-name="Source_20_Text"><text:span text:style-name="T24"><text:s text:c="8"/></text:span></text:span><text:span text:style-name="Source_20_Text"><text:span text:style-name="T20">topSecretValue = 42;</text:span></text:span></text:p>
      <text:p text:style-name="P37"><text:span text:style-name="Source_20_Text"><text:span text:style-name="T24"><text:s text:c="4"/></text:span></text:span><text:span text:style-name="Source_20_Text"><text:span text:style-name="T20">}</text:span></text:span></text:p>
      <text:p text:style-name="P37"><text:span text:style-name="Source_20_Text"><text:span text:style-name="T24"><text:s text:c="4"/></text:span></text:span><text:span text:style-name="Source_20_Text"><text:span text:style-name="T20">bool somePublicBool;</text:span></text:span></text:p>
      <text:p text:style-name="P37"><text:span text:style-name="Source_20_Text"><text:span text:style-name="T24"><text:s text:c="4"/></text:span></text:span><text:span text:style-name="Source_20_Text"><text:span text:style-name="T20">int somePublicInt;</text:span></text:span></text:p>
      <text:p text:style-name="P37"><text:span text:style-name="Source_20_Text"><text:span text:style-name="T24"><text:s text:c="4"/></text:span></text:span><text:span text:style-name="Source_20_Text"><text:span text:style-name="T20">std::string somePublicString;</text:span></text:span></text:p>
      <text:p text:style-name="P37"><text:span text:style-name="Source_20_Text"><text:span text:style-name="T20">private:</text:span></text:span></text:p>
      <text:p text:style-name="P37"><text:span text:style-name="Source_20_Text"><text:span text:style-name="T24"><text:s text:c="4"/></text:span></text:span><text:span text:style-name="Source_20_Text"><text:span text:style-name="T20">int topSecretValue;</text:span></text:span></text:p>
      <text:p text:style-name="P37"><text:span text:style-name="Source_20_Text"><text:span text:style-name="T20">};</text:span></text:span></text:p>
      <text:p text:style-name="P6">Implement a method to get topSecretValue for any given Something* object. The method should be cross-platform compatible and not depend on sizeof (int, bool, string).</text:p>
      <text:p text:style-name="P31"><text:span text:style-name="T36"><text:line-break/></text:span><text:span text:style-name="T11">Create another class which has all the members of Something in the same order, but has additional public method which returns the value. Your replica Something class should look like:</text:span></text:p>
      <text:p text:style-name="P9"><text:span text:style-name="Source_20_Text"><text:span text:style-name="T16">class SomethingReplica {</text:span></text:span></text:p>
      <text:p text:style-name="P37"><text:span text:style-name="Source_20_Text"><text:span text:style-name="T16">public:</text:span></text:span></text:p>
      <text:p text:style-name="P37"><text:span text:style-name="Source_20_Text"><text:span text:style-name="T21"><text:s text:c="4"/></text:span></text:span><text:span text:style-name="Source_20_Text"><text:span text:style-name="T16">int getTopSecretValue() { return topSecretValue; }</text:span></text:span></text:p>
      <text:p text:style-name="P37"><text:span text:style-name="Source_20_Text"><text:span text:style-name="T21"><text:s text:c="4"/></text:span></text:span><text:span text:style-name="Source_20_Text"><text:span text:style-name="T16">bool somePublicBool;</text:span></text:span></text:p>
      <text:p text:style-name="P37"><text:span text:style-name="Source_20_Text"><text:span text:style-name="T21"><text:s text:c="4"/></text:span></text:span><text:span text:style-name="Source_20_Text"><text:span text:style-name="T16">int somePublicInt;</text:span></text:span></text:p>
      <text:p text:style-name="P37"><text:span text:style-name="Source_20_Text"><text:span text:style-name="T21"><text:s text:c="4"/></text:span></text:span><text:span text:style-name="Source_20_Text"><text:span text:style-name="T16">std::string somePublicString;</text:span></text:span></text:p>
      <text:p text:style-name="P37"><text:span text:style-name="Source_20_Text"><text:span text:style-name="T16">private:</text:span></text:span></text:p>
      <text:p text:style-name="P37"><text:span text:style-name="Source_20_Text"><text:span text:style-name="T21"><text:s text:c="4"/></text:span></text:span><text:span text:style-name="Source_20_Text"><text:span text:style-name="T16">int topSecretValue;</text:span></text:span></text:p>
      <text:p text:style-name="P37"><text:soft-page-break/><text:span text:style-name="Source_20_Text"><text:span text:style-name="T16">};</text:span></text:span></text:p>
      <text:p text:style-name="P6">Then, to get the value:</text:p>
      <text:p text:style-name="P9"><text:span text:style-name="Source_20_Text"><text:span text:style-name="T16">int main(int argc, const char * argv[]) {</text:span></text:span></text:p>
      <text:p text:style-name="P37"><text:span text:style-name="Source_20_Text"><text:span text:style-name="T21"><text:s text:c="4"/></text:span></text:span><text:span text:style-name="Source_20_Text"><text:span text:style-name="T16">Something a;</text:span></text:span></text:p>
      <text:p text:style-name="P37"><text:span text:style-name="Source_20_Text"><text:span text:style-name="T21"><text:s text:c="4"/></text:span></text:span><text:span text:style-name="Source_20_Text"><text:span text:style-name="T16">SomethingReplica* b = reinterpret_cast&lt;SomethingReplica*&gt;(&amp;a);</text:span></text:span></text:p>
      <text:p text:style-name="P37"><text:span text:style-name="Source_20_Text"><text:span text:style-name="T21"><text:s text:c="4"/></text:span></text:span><text:span text:style-name="Source_20_Text"><text:span text:style-name="T16">std::cout &lt;&lt; b-&gt;getTopSecretValue();</text:span></text:span></text:p>
      <text:p text:style-name="P37"><text:span text:style-name="Source_20_Text"><text:span text:style-name="T16">}</text:span></text:span></text:p>
      <text:p text:style-name="P6">It’s important to avoid code like this in a final product, but it’s nevertheless a good technique when dealing with legacy code, as it can be used to extract intermediate calculation values from a library class. (Note: If it turns out that the alignment of the external library is mismatched to your code, you can resolve this using #pragma pack.)</text:p>
      <text:p text:style-name="P25"><text:line-break/></text:p>
      <text:list xml:id="list233842216889658" text:continue-numbering="true" text:style-name="L1">
        <text:list-item>
          <text:p text:style-name="P58">Implement a void function F that takes pointers to two arrays of integers (A and B) and a size N as parameters. It then populates B where B[i] is the product of all A[j] where j != i.</text:p>
          <text:p text:style-name="P48"/>
          <text:p text:style-name="P48">For example: If A = {2, 1, 5, 9}, then B would be {45, 90, 18, 10}.</text:p>
        </text:list-item>
      </text:list>
      <text:p text:style-name="P25"/>
      <text:p text:style-name="P25">This problem seems easy at first glance so a careless developer might write something like this:</text:p>
      <text:p text:style-name="P25"/>
      <text:p text:style-name="P25">void F(int* A, int* B, int N) {</text:p>
      <text:p text:style-name="P25"><text:s text:c="4"/>int m = 1;</text:p>
      <text:p text:style-name="P25"><text:s text:c="4"/>for (int i = 0; i &lt; N; ++i) {</text:p>
      <text:p text:style-name="P25"><text:s text:c="8"/>m *= A[i];</text:p>
      <text:p text:style-name="P25"><text:s text:c="4"/>}</text:p>
      <text:p text:style-name="P25"><text:s text:c="4"/></text:p>
      <text:p text:style-name="P25"><text:s text:c="4"/>for (int i = 0; i &lt; N; ++i) {</text:p>
      <text:p text:style-name="P25"><text:s text:c="8"/>B[i] = m / A[i];</text:p>
      <text:p text:style-name="P25"><text:s text:c="4"/>}</text:p>
      <text:p text:style-name="P25">}</text:p>
      <text:p text:style-name="P25">This will work for the given example, but when you add a 0 into input array A, the program will crash because of division by zero. The correct answer should take that edge case into account and look like this:</text:p>
      <text:p text:style-name="P25"/>
      <text:p text:style-name="P25">void F(int* A, int* B, int N) {</text:p>
      <text:p text:style-name="P25"><text:s text:c="4"/>// Set prod to the neutral multiplication element</text:p>
      <text:p text:style-name="P25"><text:s text:c="4"/>int prod = 1;</text:p>
      <text:p text:style-name="P25"><text:s text:c="4"/></text:p>
      <text:p text:style-name="P25"><text:s text:c="4"/>for (int i = 0; i &lt; N; ++i) {</text:p>
      <text:p text:style-name="P25"><text:s text:c="8"/>// For element "i" set B[i] to A[0] * ... * A[i - 1]</text:p>
      <text:p text:style-name="P25"><text:s text:c="8"/>B[i] = prod;</text:p>
      <text:p text:style-name="P25"><text:s text:c="8"/>// Multiply with A[i] to set prod to A[0] * ... * A[i]</text:p>
      <text:p text:style-name="P25"><text:s text:c="8"/>prod *= A[i];</text:p>
      <text:p text:style-name="P25"><text:s text:c="4"/>}</text:p>
      <text:p text:style-name="P25"><text:s text:c="4"/></text:p>
      <text:p text:style-name="P25"><text:s text:c="4"/>// Reset prod and use it for the right elements</text:p>
      <text:p text:style-name="P25"><text:s text:c="4"/>prod = 1;</text:p>
      <text:p text:style-name="P25"><text:s text:c="4"/></text:p>
      <text:p text:style-name="P25"><text:s text:c="4"/>for (int i = N - 1; i &gt;= 0; --i) {</text:p>
      <text:p text:style-name="P25"><text:s text:c="8"/>// For element "i" multiply B[i] with A[i + 1] * ... * A[N - 1]</text:p>
      <text:p text:style-name="P25"><text:soft-page-break/><text:s text:c="8"/>B[i] *= prod;</text:p>
      <text:p text:style-name="P25"><text:s text:c="8"/>// Multiply with A[i] to set prod to A[i] * ... * A[N - 1]</text:p>
      <text:p text:style-name="P25"><text:s text:c="8"/>prod *= A[i];</text:p>
      <text:p text:style-name="P25"><text:s text:c="4"/>}</text:p>
      <text:p text:style-name="P25">}</text:p>
      <text:p text:style-name="P25">The presented solution above has a Big O complexity of O(N). While there are simpler solutions available (ones that would ignore the need to take 0 into account), that simplicity has a price of complexity, generally running significantly slower.</text:p>
      <text:p text:style-name="P25"><text:line-break/><text:line-break/></text:p>
      <text:list xml:id="list233842824153707" text:continue-numbering="true" text:style-name="L1">
        <text:list-item>
          <text:p text:style-name="P58">When you should use virtual inheritance?</text:p>
        </text:list-item>
      </text:list>
      <text:p text:style-name="P31"><text:span text:style-name="T36"><text:line-break/></text:span><text:span text:style-name="T11">While it’s ideal to avoid virtual inheritance altogether (you should know how your class is going to be used) having a solid understanding of how virtual inheritance works is still important:</text:span></text:p>
      <text:p text:style-name="P6">So when you have a class (class A) which inherits from 2 parents (B and C), both of which share a parent (class D), as demonstrated below:</text:p>
      <text:p text:style-name="P9"><text:span text:style-name="Source_20_Text"><text:span text:style-name="T16">#include &lt;iostream&gt;</text:span></text:span></text:p>
      <text:p text:style-name="P41"/>
      <text:p text:style-name="P37"><text:span text:style-name="Source_20_Text"><text:span text:style-name="T16">class D {</text:span></text:span></text:p>
      <text:p text:style-name="P37"><text:span text:style-name="Source_20_Text"><text:span text:style-name="T16">public:</text:span></text:span></text:p>
      <text:p text:style-name="P37"><text:span text:style-name="Source_20_Text"><text:span text:style-name="T21"><text:s text:c="4"/></text:span></text:span><text:span text:style-name="Source_20_Text"><text:span text:style-name="T16">void foo() {</text:span></text:span></text:p>
      <text:p text:style-name="P37"><text:span text:style-name="Source_20_Text"><text:span text:style-name="T21"><text:s text:c="8"/></text:span></text:span><text:span text:style-name="Source_20_Text"><text:span text:style-name="T16">std::cout &lt;&lt; "Foooooo" &lt;&lt; std::endl;</text:span></text:span></text:p>
      <text:p text:style-name="P37"><text:span text:style-name="Source_20_Text"><text:span text:style-name="T21"><text:s text:c="4"/></text:span></text:span><text:span text:style-name="Source_20_Text"><text:span text:style-name="T16">}</text:span></text:span></text:p>
      <text:p text:style-name="P37"><text:span text:style-name="Source_20_Text"><text:span text:style-name="T16">};</text:span></text:span></text:p>
      <text:p text:style-name="P41"/>
      <text:p text:style-name="P41"/>
      <text:p text:style-name="P37"><text:span text:style-name="Source_20_Text"><text:span text:style-name="T16">class C: <text:s/>public D {</text:span></text:span></text:p>
      <text:p text:style-name="P37"><text:span text:style-name="Source_20_Text"><text:span text:style-name="T16">};</text:span></text:span></text:p>
      <text:p text:style-name="P41"/>
      <text:p text:style-name="P37"><text:span text:style-name="Source_20_Text"><text:span text:style-name="T16">class B: <text:s/>public D {</text:span></text:span></text:p>
      <text:p text:style-name="P37"><text:span text:style-name="Source_20_Text"><text:span text:style-name="T16">};</text:span></text:span></text:p>
      <text:p text:style-name="P41"/>
      <text:p text:style-name="P37"><text:span text:style-name="Source_20_Text"><text:span text:style-name="T16">class A: public B, public C {</text:span></text:span></text:p>
      <text:p text:style-name="P37"><text:span text:style-name="Source_20_Text"><text:span text:style-name="T16">};</text:span></text:span></text:p>
      <text:p text:style-name="P41"/>
      <text:p text:style-name="P37"><text:span text:style-name="Source_20_Text"><text:span text:style-name="T16">int main(int argc, const char * argv[]) {</text:span></text:span></text:p>
      <text:p text:style-name="P37"><text:span text:style-name="Source_20_Text"><text:span text:style-name="T21"><text:s text:c="4"/></text:span></text:span><text:span text:style-name="Source_20_Text"><text:span text:style-name="T16">A a;</text:span></text:span></text:p>
      <text:p text:style-name="P37"><text:span text:style-name="Source_20_Text"><text:span text:style-name="T21"><text:s text:c="4"/></text:span></text:span><text:span text:style-name="Source_20_Text"><text:span text:style-name="T16">a.foo();</text:span></text:span></text:p>
      <text:p text:style-name="P37"><text:span text:style-name="Source_20_Text"><text:span text:style-name="T16">}</text:span></text:span></text:p>
      <text:p text:style-name="P6">If you don’t use virtual inheritance in this case, you will get two copies of D in class A: one from B and one from C. To fix this you need to change the declarations of classes C and B to be virtual, as follows:</text:p>
      <text:p text:style-name="P9"><text:span text:style-name="Source_20_Text"><text:span text:style-name="T16">class C: <text:s/>virtual public D {</text:span></text:span></text:p>
      <text:p text:style-name="P37"><text:span text:style-name="Source_20_Text"><text:span text:style-name="T16">};</text:span></text:span></text:p>
      <text:p text:style-name="P41"/>
      <text:p text:style-name="P37"><text:span text:style-name="Source_20_Text"><text:span text:style-name="T16">class B: <text:s/>virtual public D {</text:span></text:span></text:p>
      <text:p text:style-name="P37"><text:span text:style-name="Source_20_Text"><text:span text:style-name="T16">};</text:span></text:span></text:p>
      <text:p text:style-name="P25"><text:line-break/></text:p>
      <text:list xml:id="list233841371457895" text:continue-numbering="true" text:style-name="L1">
        <text:list-item>
          <text:p text:style-name="P48"><text:span text:style-name="T13">Is there a difference between </text:span><text:span text:style-name="Strong_20_Emphasis"><text:span text:style-name="T14">class</text:span></text:span><text:span text:style-name="T10"> </text:span><text:span text:style-name="T13">and </text:span><text:span text:style-name="Strong_20_Emphasis"><text:span text:style-name="T14">struct</text:span></text:span><text:span text:style-name="T13">?</text:span></text:p>
        </text:list-item>
      </text:list>
      <text:p text:style-name="P62"><text:soft-page-break/>The only difference between a class and struct are the access modifiers. Struct members are public by default; class members are private. It is good practice to use classes when you need an object that has methods and structs when you have a simple data object.</text:p>
      <text:p text:style-name="P25"><text:line-break/><text:line-break/></text:p>
      <text:list xml:id="list233841468394708" text:continue-numbering="true" text:style-name="L1">
        <text:list-item>
          <text:p text:style-name="P58">What is the output of the following code:</text:p>
        </text:list-item>
      </text:list>
      <text:p text:style-name="P35"><text:span text:style-name="Source_20_Text"><text:span text:style-name="T30">#include &lt;iostream&gt;</text:span></text:span></text:p>
      <text:p text:style-name="P41"/>
      <text:p text:style-name="P37"><text:span text:style-name="Source_20_Text"><text:span text:style-name="T20">int main(int argc, const char * argv[]) {</text:span></text:span></text:p>
      <text:p text:style-name="P37"><text:span text:style-name="Source_20_Text"><text:span text:style-name="T24"><text:s text:c="4"/></text:span></text:span><text:span text:style-name="Source_20_Text"><text:span text:style-name="T20">int a[] = {1, 2, 3, 4, 5, 6};</text:span></text:span></text:p>
      <text:p text:style-name="P37"><text:span text:style-name="Source_20_Text"><text:span text:style-name="T24"><text:s text:c="4"/></text:span></text:span><text:span text:style-name="Source_20_Text"><text:span text:style-name="T20">std::cout &lt;&lt; (1 + 3)[a] - a[0] + (a + 1)[2];</text:span></text:span></text:p>
      <text:p text:style-name="P37"><text:span text:style-name="Source_20_Text"><text:span text:style-name="T20">}</text:span></text:span></text:p>
      <text:p text:style-name="P25"/>
      <text:p text:style-name="P14">The above will output 8, since:</text:p>
      <text:p text:style-name="P14"/>
      <text:p text:style-name="P6">(1+3)[a] is the same as a[1+3] == 5</text:p>
      <text:p text:style-name="P6"/>
      <text:p text:style-name="P6">a[0] == 1</text:p>
      <text:p text:style-name="P6"/>
      <text:p text:style-name="P6">(a + 1)[2] is the same as a[3] == 4</text:p>
      <text:p text:style-name="P6"/>
      <text:p text:style-name="P6">This question is testing pointer arithmetic knowledge, and the magic behind square brackets with pointers.</text:p>
      <text:p text:style-name="P6"/>
      <text:p text:style-name="P6">While some might argue that this isn’t a valuable question as it appears to only test the capability of reading C constructs, it’s still important for a candidate to be able to work through it mentally; it’s not an answer they’re expected to know off the top of their head, but one where they talk about what conclusion they reach and how.</text:p>
      <text:p text:style-name="P25"><text:line-break/><text:line-break/></text:p>
      <text:list xml:id="list233842272709435" text:continue-numbering="true" text:style-name="L1">
        <text:list-item>
          <text:p text:style-name="P58">What is the output of the following code:</text:p>
        </text:list-item>
      </text:list>
      <text:p text:style-name="P35"><text:span text:style-name="Source_20_Text"><text:span text:style-name="T30">#include &lt;iostream&gt;</text:span></text:span></text:p>
      <text:p text:style-name="P41"/>
      <text:p text:style-name="P37"><text:span text:style-name="Source_20_Text"><text:span text:style-name="T20">class Base {</text:span></text:span></text:p>
      <text:p text:style-name="P37"><text:span text:style-name="Source_20_Text"><text:span text:style-name="T24"><text:s text:c="4"/></text:span></text:span><text:span text:style-name="Source_20_Text"><text:span text:style-name="T20">virtual void method() {std::cout &lt;&lt; "from Base" &lt;&lt; std::endl;}</text:span></text:span></text:p>
      <text:p text:style-name="P37"><text:span text:style-name="Source_20_Text"><text:span text:style-name="T20">public:</text:span></text:span></text:p>
      <text:p text:style-name="P37"><text:span text:style-name="Source_20_Text"><text:span text:style-name="T24"><text:s text:c="4"/></text:span></text:span><text:span text:style-name="Source_20_Text"><text:span text:style-name="T20">virtual ~Base() {method();}</text:span></text:span></text:p>
      <text:p text:style-name="P37"><text:span text:style-name="Source_20_Text"><text:span text:style-name="T24"><text:s text:c="4"/></text:span></text:span><text:span text:style-name="Source_20_Text"><text:span text:style-name="T20">void baseMethod() {method();}</text:span></text:span></text:p>
      <text:p text:style-name="P37"><text:span text:style-name="Source_20_Text"><text:span text:style-name="T20">};</text:span></text:span></text:p>
      <text:p text:style-name="P41"/>
      <text:p text:style-name="P37"><text:span text:style-name="Source_20_Text"><text:span text:style-name="T20">class A : public Base {</text:span></text:span></text:p>
      <text:p text:style-name="P37"><text:span text:style-name="Source_20_Text"><text:span text:style-name="T24"><text:s text:c="4"/></text:span></text:span><text:span text:style-name="Source_20_Text"><text:span text:style-name="T20">void method() {std::cout &lt;&lt; "from A" &lt;&lt; std::endl;}</text:span></text:span></text:p>
      <text:p text:style-name="P37"><text:span text:style-name="Source_20_Text"><text:span text:style-name="T20">public:</text:span></text:span></text:p>
      <text:p text:style-name="P37"><text:span text:style-name="Source_20_Text"><text:span text:style-name="T24"><text:s text:c="4"/></text:span></text:span><text:span text:style-name="Source_20_Text"><text:span text:style-name="T20">~A() {method();}</text:span></text:span></text:p>
      <text:p text:style-name="P37"><text:span text:style-name="Source_20_Text"><text:span text:style-name="T20">};</text:span></text:span></text:p>
      <text:p text:style-name="P41"/>
      <text:p text:style-name="P37"><text:span text:style-name="Source_20_Text"><text:span text:style-name="T20">int main(void) {</text:span></text:span></text:p>
      <text:p text:style-name="P37"><text:span text:style-name="Source_20_Text"><text:span text:style-name="T24"><text:s text:c="4"/></text:span></text:span><text:span text:style-name="Source_20_Text"><text:span text:style-name="T20">Base* base = new A;</text:span></text:span></text:p>
      <text:p text:style-name="P37"><text:soft-page-break/><text:span text:style-name="Source_20_Text"><text:span text:style-name="T24"><text:s text:c="4"/></text:span></text:span><text:span text:style-name="Source_20_Text"><text:span text:style-name="T20">base-&gt;baseMethod();</text:span></text:span></text:p>
      <text:p text:style-name="P37"><text:span text:style-name="Source_20_Text"><text:span text:style-name="T24"><text:s text:c="4"/></text:span></text:span><text:span text:style-name="Source_20_Text"><text:span text:style-name="T20">delete base;</text:span></text:span></text:p>
      <text:p text:style-name="P37"><text:span text:style-name="Source_20_Text"><text:span text:style-name="T24"><text:s text:c="4"/></text:span></text:span><text:span text:style-name="Source_20_Text"><text:span text:style-name="T20">return 0;</text:span></text:span></text:p>
      <text:p text:style-name="P37"><text:span text:style-name="Source_20_Text"><text:span text:style-name="T20">}</text:span></text:span></text:p>
      <text:p text:style-name="P31"><text:span text:style-name="T36"><text:line-break/></text:span><text:span text:style-name="T11">The above will output:</text:span></text:p>
      <text:p text:style-name="P9"><text:span text:style-name="Source_20_Text"><text:span text:style-name="T16">from A</text:span></text:span></text:p>
      <text:p text:style-name="P37"><text:span text:style-name="Source_20_Text"><text:span text:style-name="T16">from A</text:span></text:span></text:p>
      <text:p text:style-name="P37"><text:span text:style-name="Source_20_Text"><text:span text:style-name="T16">from Base</text:span></text:span></text:p>
      <text:p text:style-name="P2"><text:span text:style-name="T17">The important thing to note here is the order of destruction of classes and how </text:span><text:span text:style-name="Source_20_Text"><text:span text:style-name="T16">Base</text:span></text:span><text:span text:style-name="T17">’s method reverts back to its own implementation once </text:span><text:span text:style-name="Source_20_Text"><text:span text:style-name="T16">A</text:span></text:span><text:span text:style-name="T17"> has been destroyed.</text:span></text:p>
      <text:p text:style-name="P25"><text:line-break/></text:p>
      <text:list xml:id="list233842506632162" text:continue-numbering="true" text:style-name="L1">
        <text:list-item>
          <text:p text:style-name="P59">Explain the volatile and mutable keywords.</text:p>
        </text:list-item>
      </text:list>
      <text:p text:style-name="P17"><text:span text:style-name="T11">The </text:span><text:span text:style-name="Source_20_Text"><text:span text:style-name="T29">volatile</text:span></text:span><text:span text:style-name="T11"> keyword informs the compiler that a variable may change without the compiler knowing it. Variables that are declared as </text:span><text:span text:style-name="Source_20_Text"><text:span text:style-name="T29">volatile</text:span></text:span><text:span text:style-name="T11"> will not be cached by the compiler, and will thus always be read from memory.</text:span></text:p>
      <text:p text:style-name="P2"><text:span text:style-name="T17">The </text:span><text:span text:style-name="Source_20_Text"><text:span text:style-name="T16">mutable</text:span></text:span><text:span text:style-name="T17"> keyword can be used for class member variables. Mutable variables are allowed to change from within const member functions of the class.</text:span></text:p>
      <text:p text:style-name="P26"><text:line-break/><text:line-break/></text:p>
      <text:list xml:id="list233841871193157" text:continue-numbering="true" text:style-name="L1">
        <text:list-item>
          <text:p text:style-name="P61">How many times will this loop execute? Explain your answer.</text:p>
        </text:list-item>
      </text:list>
      <text:p text:style-name="P20"><text:span text:style-name="T35"><text:line-break/></text:span><text:span text:style-name="Source_20_Text"><text:span text:style-name="T16">unsigned char half_limit = 150;</text:span></text:span></text:p>
      <text:p text:style-name="P41"/>
      <text:p text:style-name="P37"><text:span text:style-name="Source_20_Text"><text:span text:style-name="T16">for (unsigned char i = 0; i &lt; 2 * half_limit; ++i)</text:span></text:span></text:p>
      <text:p text:style-name="P37"><text:span text:style-name="Source_20_Text"><text:span text:style-name="T16">{</text:span></text:span></text:p>
      <text:p text:style-name="P37"><text:span text:style-name="Source_20_Text"><text:span text:style-name="T21"><text:s text:c="4"/></text:span></text:span><text:span text:style-name="Source_20_Text"><text:span text:style-name="T16">// do something;</text:span></text:span></text:p>
      <text:p text:style-name="P37"><text:span text:style-name="Source_20_Text"><text:span text:style-name="T16">}</text:span></text:span></text:p>
      <text:p text:style-name="P26"/>
      <text:p text:style-name="P26"/>
      <text:p text:style-name="P17"><text:span text:style-name="T11">If you said 300, you </text:span><text:span text:style-name="Emphasis"><text:span text:style-name="T15">would</text:span></text:span><text:span text:style-name="T11"> have been correct if </text:span><text:span text:style-name="Source_20_Text"><text:span text:style-name="T29">i</text:span></text:span><text:span text:style-name="T11"> had been declared as an </text:span><text:span text:style-name="Source_20_Text"><text:span text:style-name="T29">int</text:span></text:span><text:span text:style-name="T11">. However, since </text:span><text:span text:style-name="Source_20_Text"><text:span text:style-name="T29">i</text:span></text:span><text:span text:style-name="T11"> was declared as an </text:span><text:span text:style-name="Source_20_Text"><text:span text:style-name="T29">unsigned char</text:span></text:span><text:span text:style-name="T11">, the corrct answer is that </text:span><text:span text:style-name="Strong_20_Emphasis"><text:span text:style-name="T12">this code will result in an infinite loop</text:span></text:span><text:span text:style-name="T11">.</text:span></text:p>
      <text:p text:style-name="P6">Here’s why:</text:p>
      <text:p text:style-name="P2"><text:span text:style-name="T17">The expression </text:span><text:span text:style-name="Source_20_Text"><text:span text:style-name="T16">2 * half_limit</text:span></text:span><text:span text:style-name="T17"> will get promoted to an </text:span><text:span text:style-name="Source_20_Text"><text:span text:style-name="T16">int</text:span></text:span><text:span text:style-name="T17"> (based on </text:span><text:a xlink:type="simple" xlink:href="http://en.cppreference.com/w/cpp/language/implicit_conversion" text:style-name="Internet_20_link" text:visited-style-name="Visited_20_Internet_20_Link"><text:span text:style-name="T18">C++ conversion rules</text:span></text:a><text:span text:style-name="T17">) and will have a value of 300. However, since </text:span><text:span text:style-name="Source_20_Text"><text:span text:style-name="T16">i</text:span></text:span><text:span text:style-name="T17"> is an </text:span><text:span text:style-name="Source_20_Text"><text:span text:style-name="T16">unsigned char</text:span></text:span><text:span text:style-name="T17">, it is rerepsented by an 8-bit value which, after reaching 255, will overflow (so it will go back to 0) and the loop will therefore go on forever.</text:span></text:p>
      <text:p text:style-name="P26"><text:line-break/></text:p>
      <text:list xml:id="list233842333825704" text:continue-numbering="true" text:style-name="L1">
        <text:list-item>
          <text:p text:style-name="P49"><text:span text:style-name="T13">How can you make sure a C++ function can be called as e.g. </text:span><text:span text:style-name="Source_20_Text"><text:span text:style-name="T31">void foo(int, int)</text:span></text:span><text:span text:style-name="T10"> </text:span><text:span text:style-name="T13">but not as any other type like </text:span><text:span text:style-name="Source_20_Text"><text:span text:style-name="T31">void foo(long, long)</text:span></text:span><text:span text:style-name="T13">?</text:span></text:p>
        </text:list-item>
      </text:list>
      <text:p text:style-name="P20"><text:span text:style-name="T35"><text:line-break/></text:span><text:span text:style-name="T17">Implement </text:span><text:span text:style-name="Source_20_Text"><text:span text:style-name="T16">foo(int, int)</text:span></text:span><text:span text:style-name="T17">…</text:span></text:p>
      <text:p text:style-name="P9"><text:span text:style-name="Source_20_Text"><text:span text:style-name="T16">void foo(int a, int b) {</text:span></text:span></text:p>
      <text:p text:style-name="P37"><text:span text:style-name="Source_20_Text"><text:span text:style-name="T16">// whatever</text:span></text:span></text:p>
      <text:p text:style-name="P37"><text:soft-page-break/><text:span text:style-name="Source_20_Text"><text:span text:style-name="T16">}</text:span></text:span></text:p>
      <text:p text:style-name="P7">…<text:span text:style-name="T1">and delete all others through a template:</text:span></text:p>
      <text:p text:style-name="P9"><text:span text:style-name="Source_20_Text"><text:span text:style-name="T16">template &lt;typename T1, typename T2&gt; void foo(T1 a, T2 b) = delete;</text:span></text:span></text:p>
      <text:p text:style-name="P2"><text:span text:style-name="T17">Or without the </text:span><text:span text:style-name="Source_20_Text"><text:span text:style-name="T16">delete</text:span></text:span><text:span text:style-name="T17"> keyword:</text:span></text:p>
      <text:p text:style-name="P9"><text:span text:style-name="Source_20_Text"><text:span text:style-name="T16">template &lt;class T, class U&gt; </text:span></text:span></text:p>
      <text:p text:style-name="P37"><text:span text:style-name="Source_20_Text"><text:span text:style-name="T16">void f(T arg1, U arg2);</text:span></text:span></text:p>
      <text:p text:style-name="P41"/>
      <text:p text:style-name="P37"><text:span text:style-name="Source_20_Text"><text:span text:style-name="T16">template &lt;&gt;</text:span></text:span></text:p>
      <text:p text:style-name="P37"><text:span text:style-name="Source_20_Text"><text:span text:style-name="T16">void f(int arg1, int arg2)</text:span></text:span></text:p>
      <text:p text:style-name="P37"><text:span text:style-name="Source_20_Text"><text:span text:style-name="T16">{</text:span></text:span></text:p>
      <text:p text:style-name="P37"><text:span text:style-name="Source_20_Text"><text:span text:style-name="T21"><text:s text:c="4"/></text:span></text:span><text:span text:style-name="Source_20_Text"><text:span text:style-name="T16">//... <text:s text:c="3"/></text:span></text:span></text:p>
      <text:p text:style-name="P37"><text:span text:style-name="Source_20_Text"><text:span text:style-name="T16">}</text:span></text:span></text:p>
      <text:p text:style-name="P26"><text:line-break/></text:p>
      <text:list xml:id="list233842804206714" text:continue-numbering="true" text:style-name="L1">
        <text:list-item>
          <text:p text:style-name="P61">What is the problem with the following code?</text:p>
        </text:list-item>
      </text:list>
      <text:p text:style-name="P20"><text:span text:style-name="T35"><text:line-break/></text:span><text:span text:style-name="Source_20_Text"><text:span text:style-name="T7">class A</text:span></text:span></text:p>
      <text:p text:style-name="P37"><text:span text:style-name="Source_20_Text"><text:span text:style-name="T7">{</text:span></text:span></text:p>
      <text:p text:style-name="P37"><text:span text:style-name="Source_20_Text"><text:span text:style-name="T7">public:</text:span></text:span></text:p>
      <text:p text:style-name="P37"><text:span text:style-name="Source_20_Text"><text:span text:style-name="T7">A() {}</text:span></text:span></text:p>
      <text:p text:style-name="P37"><text:span text:style-name="Source_20_Text"><text:span text:style-name="T7">~A(){}</text:span></text:span></text:p>
      <text:p text:style-name="P37"><text:span text:style-name="Source_20_Text"><text:span text:style-name="T7">};</text:span></text:span></text:p>
      <text:p text:style-name="P38"/>
      <text:p text:style-name="P37"><text:span text:style-name="Source_20_Text"><text:span text:style-name="T7">class B: public A</text:span></text:span></text:p>
      <text:p text:style-name="P37"><text:span text:style-name="Source_20_Text"><text:span text:style-name="T7">{</text:span></text:span></text:p>
      <text:p text:style-name="P37"><text:span text:style-name="Source_20_Text"><text:span text:style-name="T7">public:</text:span></text:span></text:p>
      <text:p text:style-name="P37"><text:span text:style-name="Source_20_Text"><text:span text:style-name="T7">B():A(){}</text:span></text:span></text:p>
      <text:p text:style-name="P37"><text:span text:style-name="Source_20_Text"><text:span text:style-name="T7">~B(){}</text:span></text:span></text:p>
      <text:p text:style-name="P37"><text:span text:style-name="Source_20_Text"><text:span text:style-name="T7">};</text:span></text:span></text:p>
      <text:p text:style-name="P38"/>
      <text:p text:style-name="P37"><text:span text:style-name="Source_20_Text"><text:span text:style-name="T7">int main(void)</text:span></text:span></text:p>
      <text:p text:style-name="P37"><text:span text:style-name="Source_20_Text"><text:span text:style-name="T7">{</text:span></text:span></text:p>
      <text:p text:style-name="P37"><text:span text:style-name="Source_20_Text"><text:span text:style-name="T8"><text:s text:c="2"/></text:span></text:span><text:span text:style-name="Source_20_Text"><text:span text:style-name="T7">A* a = new B();</text:span></text:span></text:p>
      <text:p text:style-name="P37"><text:span text:style-name="Source_20_Text"><text:span text:style-name="T8"><text:s text:c="2"/></text:span></text:span><text:span text:style-name="Source_20_Text"><text:span text:style-name="T7">delete a;</text:span></text:span></text:p>
      <text:p text:style-name="P37"><text:span text:style-name="Source_20_Text"><text:span text:style-name="T7">}</text:span></text:span></text:p>
      <text:p text:style-name="P26"><text:line-break/></text:p>
      <text:p text:style-name="P17"><text:span text:style-name="T2">The behavior is undefined because </text:span><text:span text:style-name="Source_20_Text"><text:span text:style-name="T3">A</text:span></text:span><text:span text:style-name="T2">’s destructor is not virtual. From the spec:</text:span></text:p>
      <text:p text:style-name="P1">( C++11 §5.3.5/3 ) if the static type of the object to be deleted is different from its dynamic type, the static type shall be a base class of the dynamic type of the object to be deleted and the static type shall have a virtual destructor or the behavior is undefined.</text:p>
      <text:p text:style-name="P26"/>
      <text:p text:style-name="P26"/>
      <text:list xml:id="list233842335746725" text:continue-numbering="true" text:style-name="L1">
        <text:list-item>
          <text:p text:style-name="P59">Are you allowed to have a static const member function? Explain your answer.</text:p>
        </text:list-item>
      </text:list>
      <text:p text:style-name="P20"><text:span text:style-name="T35"><text:line-break/></text:span><text:span text:style-name="T4">A </text:span><text:span text:style-name="Source_20_Text"><text:span text:style-name="T5">const</text:span></text:span><text:span text:style-name="T4"> member function is one which isn’t allowed to modify the members of the object for which it is called. A </text:span><text:span text:style-name="Source_20_Text"><text:span text:style-name="T5">static</text:span></text:span><text:span text:style-name="T4"> member function is one which can’t be called for a specific object.</text:span></text:p>
      <text:p text:style-name="P2"><text:soft-page-break/><text:span text:style-name="T4">Thus, the </text:span><text:span text:style-name="Source_20_Text"><text:span text:style-name="T5">const</text:span></text:span><text:span text:style-name="T4"> modifier for a </text:span><text:span text:style-name="Source_20_Text"><text:span text:style-name="T5">static</text:span></text:span><text:span text:style-name="T4"> member function is meaningless, because there is no object associated with the call.</text:span></text:p>
      <text:p text:style-name="P3">A more detailed explanation of this reason comes from the C programming language. In C, there were no classes and member functions, so all functions were global. A member function call is translated to a global function call. Consider a member function like this:</text:p>
      <text:p text:style-name="P9"><text:span text:style-name="Source_20_Text"><text:span text:style-name="T5">void foo(int i);</text:span></text:span></text:p>
      <text:p text:style-name="P3">A call like this:</text:p>
      <text:p text:style-name="P9"><text:span text:style-name="Source_20_Text"><text:span text:style-name="T5">obj.foo(10);</text:span></text:span></text:p>
      <text:p text:style-name="P4">…<text:span text:style-name="T1">is translated to this:</text:span></text:p>
      <text:p text:style-name="P9"><text:span text:style-name="Source_20_Text"><text:span text:style-name="T5">foo(&amp;obj, 10);</text:span></text:span></text:p>
      <text:p text:style-name="P2"><text:span text:style-name="T4">This means that the member function </text:span><text:span text:style-name="Source_20_Text"><text:span text:style-name="T5">foo</text:span></text:span><text:span text:style-name="T4"> has a hidden first argument of type </text:span><text:span text:style-name="Source_20_Text"><text:span text:style-name="T5">T*</text:span></text:span><text:span text:style-name="T4">:</text:span></text:p>
      <text:p text:style-name="P9"><text:span text:style-name="Source_20_Text"><text:span text:style-name="T5">void foo(T* const this, int i);</text:span></text:span></text:p>
      <text:p text:style-name="P2"><text:span text:style-name="T4">If a member function is const, </text:span><text:span text:style-name="Source_20_Text"><text:span text:style-name="T5">this</text:span></text:span><text:span text:style-name="T4"> is of type </text:span><text:span text:style-name="Source_20_Text"><text:span text:style-name="T5">const T* const this</text:span></text:span><text:span text:style-name="T4">:</text:span></text:p>
      <text:p text:style-name="P9"><text:span text:style-name="Source_20_Text"><text:span text:style-name="T5">void foo(const T* const this, int i);</text:span></text:span></text:p>
      <text:p text:style-name="P2"><text:span text:style-name="T4">Static member functions don’t have such a hidden argument, so there is no </text:span><text:span text:style-name="Source_20_Text"><text:span text:style-name="T5">this</text:span></text:span><text:span text:style-name="T4"> pointer to be </text:span><text:span text:style-name="Source_20_Text"><text:span text:style-name="T5">const</text:span></text:span><text:span text:style-name="T4"> or not.</text:span></text:p>
      <text:p text:style-name="P26"><text:line-break/></text:p>
      <text:list xml:id="list233841687645254" text:continue-numbering="true" text:style-name="L1">
        <text:list-item>
          <text:p text:style-name="P59">What is a storage class?</text:p>
        </text:list-item>
      </text:list>
      <text:p text:style-name="P12">A class that specifies the life and scope of its variables and functions is called a storage class.</text:p>
      <text:p text:style-name="P2"><text:span text:style-name="T4">In C++ following the storage classes are supported: </text:span><text:span text:style-name="Source_20_Text"><text:span text:style-name="T5">auto</text:span></text:span><text:span text:style-name="T4">, </text:span><text:span text:style-name="Source_20_Text"><text:span text:style-name="T5">static</text:span></text:span><text:span text:style-name="T4">, </text:span><text:span text:style-name="Source_20_Text"><text:span text:style-name="T5">register</text:span></text:span><text:span text:style-name="T4">, </text:span><text:span text:style-name="Source_20_Text"><text:span text:style-name="T5">extern</text:span></text:span><text:span text:style-name="T4">, and </text:span><text:span text:style-name="Source_20_Text"><text:span text:style-name="T5">mutable</text:span></text:span><text:span text:style-name="T4">.</text:span></text:p>
      <text:p text:style-name="P2"><text:span text:style-name="T4">Note, however, that the keyword </text:span><text:span text:style-name="Source_20_Text"><text:span text:style-name="T5">register</text:span></text:span><text:span text:style-name="T4"> was </text:span><text:a xlink:type="simple" xlink:href="http://www.open-std.org/jtc1/sc22/wg21/docs/papers/2015/n4340.html" text:style-name="Internet_20_link" text:visited-style-name="Visited_20_Internet_20_Link"><text:span text:style-name="T9">deprecated in C++11</text:span></text:a><text:span text:style-name="T4">. In C++17, it was </text:span><text:a xlink:type="simple" xlink:href="http://en.cppreference.com/w/cpp/keyword/register" text:style-name="Internet_20_link" text:visited-style-name="Visited_20_Internet_20_Link"><text:span text:style-name="T9">removed and reserved for future use</text:span></text:a><text:span text:style-name="T4">.</text:span></text:p>
      <text:p text:style-name="P26"><text:line-break/><text:line-break/></text:p>
      <text:list xml:id="list233842491220238" text:continue-numbering="true" text:style-name="L1">
        <text:list-item>
          <text:p text:style-name="P59">How can a C function be called in a C++ program?</text:p>
        </text:list-item>
      </text:list>
      <text:p text:style-name="P17"><text:span text:style-name="T2">Using an </text:span><text:span text:style-name="Source_20_Text"><text:span text:style-name="T3">extern "C"</text:span></text:span><text:span text:style-name="T2"> declaration:</text:span></text:p>
      <text:p text:style-name="P10"/>
      <text:p text:style-name="P37"><text:span text:style-name="Source_20_Text"><text:span text:style-name="T5">//C code</text:span></text:span></text:p>
      <text:p text:style-name="P37"><text:span text:style-name="Source_20_Text"><text:span text:style-name="T5">void func(int i)</text:span></text:span></text:p>
      <text:p text:style-name="P37"><text:span text:style-name="Source_20_Text"><text:span text:style-name="T5">{</text:span></text:span></text:p>
      <text:p text:style-name="P37"><text:span text:style-name="Source_20_Text"><text:span text:style-name="T5">//code</text:span></text:span></text:p>
      <text:p text:style-name="P37"><text:span text:style-name="Source_20_Text"><text:span text:style-name="T5">}</text:span></text:span></text:p>
      <text:p text:style-name="P38"/>
      <text:p text:style-name="P37"><text:span text:style-name="Source_20_Text"><text:span text:style-name="T5">void print(int i)</text:span></text:span></text:p>
      <text:p text:style-name="P37"><text:span text:style-name="Source_20_Text"><text:span text:style-name="T5">{</text:span></text:span></text:p>
      <text:p text:style-name="P37"><text:span text:style-name="Source_20_Text"><text:span text:style-name="T5">//code</text:span></text:span></text:p>
      <text:p text:style-name="P37"><text:span text:style-name="Source_20_Text"><text:span text:style-name="T5">}</text:span></text:span></text:p>
      <text:p text:style-name="P9"><text:span text:style-name="Source_20_Text"><text:span text:style-name="T5">//C++ code</text:span></text:span></text:p>
      <text:p text:style-name="P37"><text:span text:style-name="Source_20_Text"><text:span text:style-name="T5">extern "C"{</text:span></text:span></text:p>
      <text:p text:style-name="P37"><text:span text:style-name="Source_20_Text"><text:span text:style-name="T5">void func(int i);</text:span></text:span></text:p>
      <text:p text:style-name="P37"><text:span text:style-name="Source_20_Text"><text:span text:style-name="T5">void print(int i);</text:span></text:span></text:p>
      <text:p text:style-name="P37"><text:span text:style-name="Source_20_Text"><text:span text:style-name="T5">}</text:span></text:span></text:p>
      <text:p text:style-name="P38"/>
      <text:p text:style-name="P37"><text:span text:style-name="Source_20_Text"><text:span text:style-name="T5">void myfunc(int i)</text:span></text:span></text:p>
      <text:p text:style-name="P37"><text:span text:style-name="Source_20_Text"><text:span text:style-name="T5">{</text:span></text:span></text:p>
      <text:p text:style-name="P37"><text:soft-page-break/><text:span text:style-name="Source_20_Text"><text:span text:style-name="T6"><text:s text:c="3"/></text:span></text:span><text:span text:style-name="Source_20_Text"><text:span text:style-name="T5">func(i);</text:span></text:span></text:p>
      <text:p text:style-name="P37"><text:span text:style-name="Source_20_Text"><text:span text:style-name="T6"><text:s text:c="3"/></text:span></text:span><text:span text:style-name="Source_20_Text"><text:span text:style-name="T5">print(i);</text:span></text:span></text:p>
      <text:p text:style-name="P37"><text:span text:style-name="Source_20_Text"><text:span text:style-name="T5">}</text:span></text:span></text:p>
      <text:p text:style-name="P26"><text:line-break/><text:line-break/></text:p>
      <text:list xml:id="list233841697871731" text:continue-numbering="true" text:style-name="L1">
        <text:list-item>
          <text:p text:style-name="P59">What will be the output of the following program?</text:p>
        </text:list-item>
      </text:list>
      <text:p text:style-name="P36"><text:span text:style-name="Source_20_Text"><text:span text:style-name="T3">#include &lt;iostream&gt;</text:span></text:span></text:p>
      <text:p text:style-name="P38"/>
      <text:p text:style-name="P37"><text:span text:style-name="Source_20_Text"><text:span text:style-name="T5">struct A</text:span></text:span></text:p>
      <text:p text:style-name="P37"><text:span text:style-name="Source_20_Text"><text:span text:style-name="T5">{</text:span></text:span></text:p>
      <text:p text:style-name="P37"><text:span text:style-name="Source_20_Text"><text:span text:style-name="T6"><text:s text:c="4"/></text:span></text:span><text:span text:style-name="Source_20_Text"><text:span text:style-name="T5">int data[2];</text:span></text:span></text:p>
      <text:p text:style-name="P38"/>
      <text:p text:style-name="P37"><text:span text:style-name="Source_20_Text"><text:span text:style-name="T6"><text:s text:c="4"/></text:span></text:span><text:span text:style-name="Source_20_Text"><text:span text:style-name="T5">A(int x, int y) : data{x, y} {}</text:span></text:span></text:p>
      <text:p text:style-name="P37"><text:span text:style-name="Source_20_Text"><text:span text:style-name="T6"><text:s text:c="4"/></text:span></text:span><text:span text:style-name="Source_20_Text"><text:span text:style-name="T5">virtual void f() {}</text:span></text:span></text:p>
      <text:p text:style-name="P37"><text:span text:style-name="Source_20_Text"><text:span text:style-name="T5">};</text:span></text:span></text:p>
      <text:p text:style-name="P38"/>
      <text:p text:style-name="P37"><text:span text:style-name="Source_20_Text"><text:span text:style-name="T5">int main(int argc, char **argv)</text:span></text:span></text:p>
      <text:p text:style-name="P37"><text:span text:style-name="Source_20_Text"><text:span text:style-name="T5">{</text:span></text:span></text:p>
      <text:p text:style-name="P37"><text:span text:style-name="Source_20_Text"><text:span text:style-name="T6"><text:s text:c="4"/></text:span></text:span><text:span text:style-name="Source_20_Text"><text:span text:style-name="T5">A a(22, 33);</text:span></text:span></text:p>
      <text:p text:style-name="P38"/>
      <text:p text:style-name="P37"><text:span text:style-name="Source_20_Text"><text:span text:style-name="T6"><text:s text:c="4"/></text:span></text:span><text:span text:style-name="Source_20_Text"><text:span text:style-name="T5">int *arr = (int *) &amp;a;</text:span></text:span></text:p>
      <text:p text:style-name="P37"><text:span text:style-name="Source_20_Text"><text:span text:style-name="T6"><text:s text:c="4"/></text:span></text:span><text:span text:style-name="Source_20_Text"><text:span text:style-name="T5">std::cout &lt;&lt; arr[2] &lt;&lt; std::endl;</text:span></text:span></text:p>
      <text:p text:style-name="P38"/>
      <text:p text:style-name="P37"><text:span text:style-name="Source_20_Text"><text:span text:style-name="T6"><text:s text:c="4"/></text:span></text:span><text:span text:style-name="Source_20_Text"><text:span text:style-name="T5">return 0;</text:span></text:span></text:p>
      <text:p text:style-name="P37"><text:span text:style-name="Source_20_Text"><text:span text:style-name="T5">}</text:span></text:span></text:p>
      <text:p text:style-name="P20"><text:span text:style-name="T35"><text:line-break/></text:span><text:span text:style-name="T4">In the main function the instance of </text:span><text:span text:style-name="Source_20_Text"><text:span text:style-name="T5">struct A</text:span></text:span><text:span text:style-name="T4"> is treated as an array of integer values. On 32-bit architectures the output will be 33, and on 64-bit architectures it will be 22. This is because there is virtual method </text:span><text:span text:style-name="Source_20_Text"><text:span text:style-name="T5">f()</text:span></text:span><text:span text:style-name="T4"> in the struct which makes compiler insert a vptr pointer that points to vtable (a table of pointers to virtual functions of class or struct). On 32-bit architectures the vptr takes 4 bytes of the struct instance and the rest is the data array, so </text:span><text:span text:style-name="Source_20_Text"><text:span text:style-name="T5">arr[2]</text:span></text:span><text:span text:style-name="T4"> represents access to second element of the data array, which holds value 33. On 64-bit architectures the vptr takes 8 bytes so </text:span><text:span text:style-name="Source_20_Text"><text:span text:style-name="T5">arr[2]</text:span></text:span><text:span text:style-name="T4"> represents access to the first element of the data array, which holds 22.</text:span></text:p>
      <text:p text:style-name="P2"><text:span text:style-name="T4">This question is testing knowledge of virtual functions internals, and knowledge of C++11-specific syntax as well, because the constructor of </text:span><text:span text:style-name="Source_20_Text"><text:span text:style-name="T5">A</text:span></text:span><text:span text:style-name="T4"> uses the extended initializer list of the C++11 standard.</text:span></text:p>
      <text:p text:style-name="P3">Compiled with:</text:p>
      <text:p text:style-name="P9"><text:span text:style-name="Source_20_Text"><text:span text:style-name="T5">g++ question_vptr.cpp -m32 -std=c++11</text:span></text:span></text:p>
      <text:p text:style-name="P37"><text:span text:style-name="Source_20_Text"><text:span text:style-name="T5">g++ question_vptr.cpp -std=c++11</text:span></text:span></text:p>
      <text:p text:style-name="P26"><text:line-break/><text:line-break/></text:p>
      <text:p text:style-name="P26"/>
      <text:p text:style-name="P52">what is pca</text:p>
      <text:p text:style-name="P52">how is regression defined </text:p>
      <text:p text:style-name="P52">what is a regressor </text:p>
      <text:p text:style-name="P52">how do I recognize a regression problem</text:p>
      <text:p text:style-name="P53"><text:soft-page-break/>chapters:</text:p>
      <text:p text:style-name="P53">computer vision</text:p>
      <text:p text:style-name="P53">machine learning </text:p>
      <text:p text:style-name="P53">deep learning</text:p>
      <text:p text:style-name="P53">mathematics</text:p>
      <text:p text:style-name="P53"/>
      <text:p text:style-name="P53">what is bootstrapping_</text:p>
      <text:p text:style-name="P53">how <text:span text:style-name="T37">are markov model defi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roxima Nova" svg:font-family="'Proxima Nova', Arial, sans-serif"/>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Chilanka" svg:font-family="Chilank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3:52:24.839623644</meta:creation-date>
    <dc:date>2019-03-18T23:33:17.425736671</dc:date>
    <meta:editing-duration>PT3H25M52S</meta:editing-duration>
    <meta:editing-cycles>19</meta:editing-cycles>
    <meta:generator>LibreOffice/6.0.7.3$Linux_X86_64 LibreOffice_project/00m0$Build-3</meta:generator>
    <meta:document-statistic meta:table-count="0" meta:image-count="0" meta:object-count="0" meta:page-count="13" meta:paragraph-count="380" meta:word-count="3327" meta:character-count="18751" meta:non-whitespace-character-count="15280"/>
  </office:meta>
</office:document-meta>
</file>